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31mm"/>
    </style:style>
    <style:style style:name="co2" style:family="table-column">
      <style:table-column-properties fo:break-before="auto" style:column-width="29.67mm"/>
    </style:style>
    <style:style style:name="co3" style:family="table-column">
      <style:table-column-properties fo:break-before="auto" style:column-width="31.04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27.76mm"/>
    </style:style>
    <style:style style:name="co6" style:family="table-column">
      <style:table-column-properties fo:break-before="auto" style:column-width="28.05mm"/>
    </style:style>
    <style:style style:name="co7" style:family="table-column">
      <style:table-column-properties fo:break-before="auto" style:column-width="28.59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27.22mm"/>
    </style:style>
    <style:style style:name="ro1" style:family="table-row">
      <style:table-row-properties style:row-height="8.71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.</number:text>
      <number:minutes number:style="long"/>
      <number:text>.</number:text>
      <number:seconds number:style="long"/>
    </number:time-style>
    <style:style style:name="ce1" style:family="table-cell" style:parent-style-name="Default">
      <style:table-cell-properties fo:border-bottom="0.99pt ridge #000000" fo:background-color="#00ccff" fo:border-left="none" fo:border-right="none" fo:border-top="none"/>
      <style:text-properties fo:font-size="11pt" style:font-size-asian="11pt" style:font-size-complex="11pt"/>
    </style:style>
    <style:style style:name="ce2" style:family="table-cell" style:parent-style-name="Default">
      <style:table-cell-properties fo:background-color="#eeeeee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b2b2b2"/>
    </style:style>
    <style:style style:name="ce5" style:family="table-cell" style:parent-style-name="Default">
      <style:table-cell-properties fo:background-color="#999999"/>
    </style:style>
    <style:style style:name="ce6" style:family="table-cell" style:parent-style-name="Default" style:data-style-name="N41">
      <style:table-cell-properties fo:background-color="#eeeeee"/>
    </style:style>
    <style:style style:name="ce7" style:family="table-cell" style:parent-style-name="Default" style:data-style-name="N41">
      <style:table-cell-properties fo:background-color="#dddddd"/>
    </style:style>
    <style:style style:name="ce8" style:family="table-cell" style:parent-style-name="Default" style:data-style-name="N41">
      <style:table-cell-properties fo:background-color="#b2b2b2"/>
    </style:style>
    <style:style style:name="ce9" style:family="table-cell" style:parent-style-name="Default" style:data-style-name="N41">
      <style:table-cell-properties fo:background-color="#999999"/>
    </style:style>
    <style:style style:name="ce10" style:family="table-cell" style:parent-style-name="Default" style:data-style-name="N41"/>
    <style:style style:name="ce11" style:family="table-cell" style:parent-style-name="Default" style:data-style-name="N37">
      <style:table-cell-properties fo:background-color="#eeeeee"/>
    </style:style>
    <style:style style:name="ce12" style:family="table-cell" style:parent-style-name="Default" style:data-style-name="N37">
      <style:table-cell-properties fo:background-color="#dddddd"/>
    </style:style>
    <style:style style:name="ce13" style:family="table-cell" style:parent-style-name="Default" style:data-style-name="N37">
      <style:table-cell-properties fo:background-color="#b2b2b2"/>
    </style:style>
    <style:style style:name="ce14" style:family="table-cell" style:parent-style-name="Default" style:data-style-name="N37">
      <style:table-cell-properties fo:background-color="#999999"/>
    </style:style>
    <style:style style:name="ce15" style:family="table-cell" style:parent-style-name="Default" style:data-style-name="N37"/>
    <style:style style:name="ce16" style:family="table-cell" style:parent-style-name="Default">
      <style:table-cell-properties fo:background-color="#eeeeee" style:text-align-source="fix" style:repeat-content="false"/>
      <style:paragraph-properties fo:text-align="end" fo:margin-left="0mm"/>
    </style:style>
    <style:style style:name="ce17" style:family="table-cell" style:parent-style-name="Default">
      <style:table-cell-properties fo:background-color="#dddddd" style:text-align-source="fix" style:repeat-content="false"/>
      <style:paragraph-properties fo:text-align="end" fo:margin-left="0mm"/>
    </style:style>
    <style:style style:name="ce18" style:family="table-cell" style:parent-style-name="Default">
      <style:table-cell-properties fo:background-color="#b2b2b2" style:text-align-source="fix" style:repeat-content="false"/>
      <style:paragraph-properties fo:text-align="end" fo:margin-left="0mm"/>
    </style:style>
    <style:style style:name="ce19" style:family="table-cell" style:parent-style-name="Default">
      <style:table-cell-properties fo:background-color="#999999" style:text-align-source="fix" style:repeat-content="false"/>
      <style:paragraph-properties fo:text-align="end" fo:margin-left="0mm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1" style:family="table-cell" style:parent-style-name="Default">
      <style:table-cell-properties fo:background-color="#eeeeee"/>
      <style:text-properties style:font-name="Liberation Sans" style:font-name-asian="Noto Sans CJK SC Regular" style:font-name-complex="FreeSans"/>
    </style:style>
    <style:style style:name="ce22" style:family="table-cell" style:parent-style-name="Default">
      <style:table-cell-properties fo:background-color="#b2b2b2"/>
      <style:text-properties style:font-name="Liberation Sans" style:font-name-asian="Noto Sans CJK SC Regular" style:font-name-complex="FreeSans"/>
    </style:style>
    <style:style style:name="ce23" style:family="table-cell" style:parent-style-name="Default">
      <style:table-cell-properties fo:border-bottom="0.99pt ridge #000000" fo:background-color="#00ccff" fo:border-left="none" fo:border-right="none" fo:border-top="none"/>
    </style:style>
    <style:style style:name="ce24" style:family="table-cell" style:parent-style-name="Default" style:data-style-name="N105">
      <style:table-cell-properties fo:background-color="#eeeeee"/>
    </style:style>
    <style:style style:name="ce25" style:family="table-cell" style:parent-style-name="Default">
      <style:table-cell-properties fo:background-color="#ff99ff"/>
    </style:style>
    <style:style style:name="ce26" style:family="table-cell" style:parent-style-name="Default">
      <style:table-cell-properties fo:background-color="#00ff66"/>
    </style:style>
    <style:style style:name="ce27" style:family="table-cell" style:parent-style-name="Default">
      <style:table-cell-properties fo:background-color="#00ffff"/>
    </style:style>
    <style:style style:name="ce28" style:family="table-cell" style:parent-style-name="Default">
      <style:table-cell-properties fo:background-color="#ffff66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7"/>
        <table:table-column table:style-name="co3" table:default-cell-style-name="ce12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7" table:default-cell-style-name="ce3"/>
        <table:table-column table:style-name="co9" table:default-cell-style-name="ce21"/>
        <table:table-column table:style-name="co8" table:default-cell-style-name="ce24"/>
        <table:table-column table:style-name="co8" table:default-cell-style-name="ce25"/>
        <table:table-row table:style-name="ro1">
          <table:table-cell table:style-name="ce1" office:value-type="string" calcext:value-type="string">
            <text:p>costumer_id</text:p>
          </table:table-cell>
          <table:table-cell table:style-name="ce1" office:value-type="string" calcext:value-type="string">
            <text:p>entrance_time</text:p>
          </table:table-cell>
          <table:table-cell table:style-name="ce1" office:value-type="string" calcext:value-type="string">
            <text:p>entrance_date</text:p>
          </table:table-cell>
          <table:table-cell table:style-name="ce1" office:value-type="string" calcext:value-type="string">
            <text:p>costumer_age</text:p>
          </table:table-cell>
          <table:table-cell table:style-name="ce1" office:value-type="string" calcext:value-type="string">
            <text:p>costumer_sex</text:p>
          </table:table-cell>
          <table:table-cell table:style-name="ce1" office:value-type="string" calcext:value-type="string">
            <text:p>wearing_shoes</text:p>
          </table:table-cell>
          <table:table-cell table:style-name="ce1" office:value-type="string" calcext:value-type="string">
            <text:p>is_on_ista</text:p>
          </table:table-cell>
          <table:table-cell table:style-name="ce1" office:value-type="string" calcext:value-type="string">
            <text:p>is_on_fb</text:p>
          </table:table-cell>
          <table:table-cell table:style-name="ce1" office:value-type="string" calcext:value-type="string">
            <text:p>visit_number</text:p>
          </table:table-cell>
          <table:table-cell table:style-name="ce1" office:value-type="string" calcext:value-type="string">
            <text:p>visit_duration</text:p>
          </table:table-cell>
          <table:table-cell table:style-name="ce23" office:value-type="string" calcext:value-type="string">
            <text:p>expense</text:p>
          </table:table-cell>
          <table:table-cell table:style-name="ce23" office:value-type="string" calcext:value-type="string">
            <text:p>attended_by</text:p>
          </table:table-cell>
        </table:table-row>
        <table:table-row table:style-name="ro2">
          <table:table-cell table:style-name="ce2" office:value-type="string" calcext:value-type="string">
            <text:p>D</text:p>
          </table:table-cell>
          <table:table-cell table:style-name="ce6" table:formula="of:=TIME(RAND()*9+10;RAND()*60;)" office:value-type="time" office:time-value="PT15H27M34.848303414S" calcext:value-type="time">
            <text:p>15.27.35</text:p>
          </table:table-cell>
          <table:table-cell table:style-name="ce11" office:value-type="date" office:date-value="2019-05-28" calcext:value-type="date">
            <text:p>28/05/19</text:p>
          </table:table-cell>
          <table:table-cell table:style-name="ce16" table:formula="of:=ROUND(RAND()*4+14;0)" office:value-type="float" office:value="14" calcext:value-type="float">
            <text:p>14</text:p>
          </table:table-cell>
          <table:table-cell table:style-name="ce16" table:formula="of:=IF(RAND()&gt;0.5;&quot;F&quot;;&quot;M&quot;)" office:value-type="string" office:string-value="F" calcext:value-type="string">
            <text:p>F</text:p>
          </table:table-cell>
          <table:table-cell table:style-name="ce16" office:value-type="string" calcext:value-type="string">
            <text:p>UNKNOW</text:p>
          </table:table-cell>
          <table:table-cell table:style-name="ce16" table:formula="of:=IF(RAND()&gt;0.5;&quot;YES&quot;;&quot;NO&quot;)" office:value-type="string" office:string-value="NO" calcext:value-type="string">
            <text:p>NO</text:p>
          </table:table-cell>
          <table:table-cell table:style-name="ce16" table:formula="of:=IF(RAND()&gt;0.5;&quot;YES&quot;;&quot;NO&quot;)" office:value-type="string" office:string-value="YES" calcext:value-type="string">
            <text:p>YES</text:p>
          </table:table-cell>
          <table:table-cell table:style-name="ce2" table:formula="of:=COUNTIF([.$A$2:.A2];[.A2])" office:value-type="float" office:value="1" calcext:value-type="float">
            <text:p>1</text:p>
          </table:table-cell>
          <table:table-cell table:formula="of:=IF([.D2]&lt;19;ROUND(RAND()*40+20);IF(AND(18&lt;[.D2];[.D2]&lt;26);ROUND(RAND()*25+5);IF(AND(25&lt;[.D2];[.D2]&lt;46);ROUND(RAND()*15+3);ROUND(RAND()*50+10))))" office:value-type="float" office:value="37" calcext:value-type="float">
            <text:p>37</text:p>
          </table:table-cell>
          <table:table-cell table:formula="of:=IF([.D2]&lt;19;ROUND(RAND()*40+10);IF(AND(18&lt;[.D2];[.D2]&lt;26);ROUND(RAND()*120+50);IF(AND(25&lt;[.D2];[.D2]&lt;46);ROUND(RAND()*500+150);ROUND(RAND()*500+200))))" office:value-type="currency" office:currency="EUR" office:value="26" calcext:value-type="currency">
            <text:p>€ 26,00</text:p>
          </table:table-cell>
          <table:table-cell office:value-type="string" calcext:value-type="string">
            <text:p>EMI</text:p>
          </table:table-cell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6" table:formula="of:=TIME(RAND()*9+10;RAND()*60;)" office:value-type="time" office:time-value="PT12H47M26.229352898S" calcext:value-type="time">
            <text:p>12.47.26</text:p>
          </table:table-cell>
          <table:table-cell table:style-name="ce11" office:value-type="date" office:date-value="2019-05-28" calcext:value-type="date">
            <text:p>28/05/19</text:p>
          </table:table-cell>
          <table:table-cell table:style-name="ce16" table:formula="of:=ROUND(RAND()*4+14;0)" office:value-type="float" office:value="17" calcext:value-type="float">
            <text:p>17</text:p>
          </table:table-cell>
          <table:table-cell table:style-name="ce16" table:formula="of:=IF(RAND()&gt;0.5;&quot;F&quot;;&quot;M&quot;)" office:value-type="string" office:string-value="M" calcext:value-type="string">
            <text:p>M</text:p>
          </table:table-cell>
          <table:table-cell table:style-name="ce16" office:value-type="string" calcext:value-type="string">
            <text:p>UNKOWN</text:p>
          </table:table-cell>
          <table:table-cell table:style-name="ce16" table:formula="of:=IF(RAND()&gt;0.5;&quot;YES&quot;;&quot;NO&quot;)" office:value-type="string" office:string-value="YES" calcext:value-type="string">
            <text:p>YES</text:p>
          </table:table-cell>
          <table:table-cell table:style-name="ce16" table:formula="of:=IF(RAND()&gt;0.5;&quot;YES&quot;;&quot;NO&quot;)" office:value-type="string" office:string-value="NO" calcext:value-type="string">
            <text:p>NO</text:p>
          </table:table-cell>
          <table:table-cell table:style-name="ce2" table:formula="of:=COUNTIF([.$A$2:.A3];[.A3])" office:value-type="float" office:value="1" calcext:value-type="float">
            <text:p>1</text:p>
          </table:table-cell>
          <table:table-cell table:formula="of:=IF([.D3]&lt;19;ROUND(RAND()*40+20);IF(AND(18&lt;[.D3];[.D3]&lt;26);ROUND(RAND()*25+5);IF(AND(25&lt;[.D3];[.D3]&lt;46);ROUND(RAND()*15+3);ROUND(RAND()*50+10))))" office:value-type="float" office:value="54" calcext:value-type="float">
            <text:p>54</text:p>
          </table:table-cell>
          <table:table-cell table:formula="of:=IF([.D3]&lt;19;ROUND(RAND()*40+10);IF(AND(18&lt;[.D3];[.D3]&lt;26);ROUND(RAND()*120+50);IF(AND(25&lt;[.D3];[.D3]&lt;46);ROUND(RAND()*500+150);ROUND(RAND()*500+200))))" office:value-type="currency" office:currency="EUR" office:value="22" calcext:value-type="currency">
            <text:p>€ 22,00</text:p>
          </table:table-cell>
          <table:table-cell office:value-type="string" calcext:value-type="string">
            <text:p>EMI</text:p>
          </table:table-cell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6" table:formula="of:=TIME(RAND()*9+10;RAND()*60;)" office:value-type="time" office:time-value="PT14H47M43.315364959S" calcext:value-type="time">
            <text:p>14.47.43</text:p>
          </table:table-cell>
          <table:table-cell table:style-name="ce11" office:value-type="date" office:date-value="2019-05-28" calcext:value-type="date">
            <text:p>28/05/19</text:p>
          </table:table-cell>
          <table:table-cell table:style-name="ce16" table:formula="of:=ROUND(RAND()*4+14;0)" office:value-type="float" office:value="18" calcext:value-type="float">
            <text:p>18</text:p>
          </table:table-cell>
          <table:table-cell table:style-name="ce16" table:formula="of:=IF(RAND()&gt;0.5;&quot;F&quot;;&quot;M&quot;)" office:value-type="string" office:string-value="F" calcext:value-type="string">
            <text:p>F</text:p>
          </table:table-cell>
          <table:table-cell table:style-name="ce16" office:value-type="string" calcext:value-type="string">
            <text:p>nike</text:p>
          </table:table-cell>
          <table:table-cell table:style-name="ce16" table:formula="of:=IF(RAND()&gt;0.5;&quot;YES&quot;;&quot;NO&quot;)" office:value-type="string" office:string-value="YES" calcext:value-type="string">
            <text:p>YES</text:p>
          </table:table-cell>
          <table:table-cell table:style-name="ce16" table:formula="of:=IF(RAND()&gt;0.5;&quot;YES&quot;;&quot;NO&quot;)" office:value-type="string" office:string-value="NO" calcext:value-type="string">
            <text:p>NO</text:p>
          </table:table-cell>
          <table:table-cell table:style-name="ce2" table:formula="of:=COUNTIF([.$A$2:.A4];[.A4])" office:value-type="float" office:value="2" calcext:value-type="float">
            <text:p>2</text:p>
          </table:table-cell>
          <table:table-cell table:formula="of:=IF([.D4]&lt;19;ROUND(RAND()*40+20);IF(AND(18&lt;[.D4];[.D4]&lt;26);ROUND(RAND()*25+5);IF(AND(25&lt;[.D4];[.D4]&lt;46);ROUND(RAND()*15+3);ROUND(RAND()*50+10))))" office:value-type="float" office:value="46" calcext:value-type="float">
            <text:p>46</text:p>
          </table:table-cell>
          <table:table-cell table:formula="of:=IF([.D4]&lt;19;ROUND(RAND()*40+10);IF(AND(18&lt;[.D4];[.D4]&lt;26);ROUND(RAND()*120+50);IF(AND(25&lt;[.D4];[.D4]&lt;46);ROUND(RAND()*500+150);ROUND(RAND()*500+200))))" office:value-type="currency" office:currency="EUR" office:value="24" calcext:value-type="currency">
            <text:p>€ 24,00</text:p>
          </table:table-cell>
          <table:table-cell office:value-type="string" calcext:value-type="string">
            <text:p>EMI</text:p>
          </table:table-cell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6" table:formula="of:=TIME(RAND()*9+10;RAND()*60;)" office:value-type="time" office:time-value="PT19H38M39.795894169S" calcext:value-type="time">
            <text:p>19.38.40</text:p>
          </table:table-cell>
          <table:table-cell table:style-name="ce11" office:value-type="date" office:date-value="2019-05-28" calcext:value-type="date">
            <text:p>28/05/19</text:p>
          </table:table-cell>
          <table:table-cell table:style-name="ce16" table:formula="of:=ROUND(RAND()*4+14;0)" office:value-type="float" office:value="15" calcext:value-type="float">
            <text:p>15</text:p>
          </table:table-cell>
          <table:table-cell table:style-name="ce16" table:formula="of:=IF(RAND()&gt;0.5;&quot;F&quot;;&quot;M&quot;)" office:value-type="string" office:string-value="M" calcext:value-type="string">
            <text:p>M</text:p>
          </table:table-cell>
          <table:table-cell table:style-name="ce16" office:value-type="string" calcext:value-type="string">
            <text:p>nike</text:p>
          </table:table-cell>
          <table:table-cell table:style-name="ce16" table:formula="of:=IF(RAND()&gt;0.5;&quot;YES&quot;;&quot;NO&quot;)" office:value-type="string" office:string-value="NO" calcext:value-type="string">
            <text:p>NO</text:p>
          </table:table-cell>
          <table:table-cell table:style-name="ce16" table:formula="of:=IF(RAND()&gt;0.5;&quot;YES&quot;;&quot;NO&quot;)" office:value-type="string" office:string-value="YES" calcext:value-type="string">
            <text:p>YES</text:p>
          </table:table-cell>
          <table:table-cell table:style-name="ce21" table:formula="of:=COUNTIF([.$A$2:.A5];[.A5])" office:value-type="float" office:value="1" calcext:value-type="float">
            <text:p>1</text:p>
          </table:table-cell>
          <table:table-cell table:formula="of:=IF([.D5]&lt;19;ROUND(RAND()*40+20);IF(AND(18&lt;[.D5];[.D5]&lt;26);ROUND(RAND()*25+5);IF(AND(25&lt;[.D5];[.D5]&lt;46);ROUND(RAND()*15+3);ROUND(RAND()*50+10))))" office:value-type="float" office:value="41" calcext:value-type="float">
            <text:p>41</text:p>
          </table:table-cell>
          <table:table-cell table:formula="of:=IF([.D5]&lt;19;ROUND(RAND()*40+10);IF(AND(18&lt;[.D5];[.D5]&lt;26);ROUND(RAND()*120+50);IF(AND(25&lt;[.D5];[.D5]&lt;46);ROUND(RAND()*500+150);ROUND(RAND()*500+200))))" office:value-type="currency" office:currency="EUR" office:value="35" calcext:value-type="currency">
            <text:p>€ 35,00</text:p>
          </table:table-cell>
          <table:table-cell office:value-type="string" calcext:value-type="string">
            <text:p>EMI</text:p>
          </table:table-cell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6" table:formula="of:=TIME(RAND()*9+10;RAND()*60;)" office:value-type="time" office:time-value="PT19H11M23.13353263S" calcext:value-type="time">
            <text:p>19.11.23</text:p>
          </table:table-cell>
          <table:table-cell table:style-name="ce11" office:value-type="date" office:date-value="2019-05-28" calcext:value-type="date">
            <text:p>28/05/19</text:p>
          </table:table-cell>
          <table:table-cell table:style-name="ce16" table:formula="of:=ROUND(RAND()*4+14;0)" office:value-type="float" office:value="15" calcext:value-type="float">
            <text:p>15</text:p>
          </table:table-cell>
          <table:table-cell table:style-name="ce16" table:formula="of:=IF(RAND()&gt;0.5;&quot;F&quot;;&quot;M&quot;)" office:value-type="string" office:string-value="F" calcext:value-type="string">
            <text:p>F</text:p>
          </table:table-cell>
          <table:table-cell table:style-name="ce16" office:value-type="string" calcext:value-type="string">
            <text:p>adidas</text:p>
          </table:table-cell>
          <table:table-cell table:style-name="ce16" table:formula="of:=IF(RAND()&gt;0.5;&quot;YES&quot;;&quot;NO&quot;)" office:value-type="string" office:string-value="YES" calcext:value-type="string">
            <text:p>YES</text:p>
          </table:table-cell>
          <table:table-cell table:style-name="ce16" table:formula="of:=IF(RAND()&gt;0.5;&quot;YES&quot;;&quot;NO&quot;)" office:value-type="string" office:string-value="NO" calcext:value-type="string">
            <text:p>NO</text:p>
          </table:table-cell>
          <table:table-cell table:style-name="ce21" table:formula="of:=COUNTIF([.$A$2:.A6];[.A6])" office:value-type="float" office:value="1" calcext:value-type="float">
            <text:p>1</text:p>
          </table:table-cell>
          <table:table-cell table:formula="of:=IF([.D6]&lt;19;ROUND(RAND()*40+20);IF(AND(18&lt;[.D6];[.D6]&lt;26);ROUND(RAND()*25+5);IF(AND(25&lt;[.D6];[.D6]&lt;46);ROUND(RAND()*15+3);ROUND(RAND()*50+10))))" office:value-type="float" office:value="35" calcext:value-type="float">
            <text:p>35</text:p>
          </table:table-cell>
          <table:table-cell table:formula="of:=IF([.D6]&lt;19;ROUND(RAND()*40+10);IF(AND(18&lt;[.D6];[.D6]&lt;26);ROUND(RAND()*120+50);IF(AND(25&lt;[.D6];[.D6]&lt;46);ROUND(RAND()*500+150);ROUND(RAND()*500+200))))" office:value-type="currency" office:currency="EUR" office:value="11" calcext:value-type="currency">
            <text:p>€ 11,00</text:p>
          </table:table-cell>
          <table:table-cell office:value-type="string" calcext:value-type="string">
            <text:p>EMI</text:p>
          </table:table-cell>
        </table:table-row>
        <table:table-row table:style-name="ro2">
          <table:table-cell office:value-type="string" calcext:value-type="string">
            <text:p>N</text:p>
          </table:table-cell>
          <table:table-cell table:formula="of:=TIME(RAND()*9+10;RAND()*60;)" office:value-type="time" office:time-value="PT19H04M02.112242947S" calcext:value-type="time">
            <text:p>19.04.02</text:p>
          </table:table-cell>
          <table:table-cell office:value-type="date" office:date-value="2019-05-28" calcext:value-type="date">
            <text:p>28/05/19</text:p>
          </table:table-cell>
          <table:table-cell table:formula="of:=ROUND(RAND()*6+19)" office:value-type="float" office:value="21" calcext:value-type="float">
            <text:p>21</text:p>
          </table:table-cell>
          <table:table-cell table:formula="of:=IF(RAND()&gt;0.5;&quot;F&quot;;&quot;M&quot;)" office:value-type="string" office:string-value="M" calcext:value-type="string">
            <text:p>M</text:p>
          </table:table-cell>
          <table:table-cell office:value-type="string" calcext:value-type="string">
            <text:p>UNKOWN</text:p>
          </table:table-cell>
          <table:table-cell table:formula="of:=IF(RAND()&gt;0.5;&quot;YES&quot;;&quot;NO&quot;)" office:value-type="string" office:string-value="NO" calcext:value-type="string">
            <text:p>NO</text:p>
          </table:table-cell>
          <table:table-cell table:formula="of:=IF(RAND()&gt;0.5;&quot;YES&quot;;&quot;NO&quot;)" office:value-type="string" office:string-value="NO" calcext:value-type="string">
            <text:p>NO</text:p>
          </table:table-cell>
          <table:table-cell table:formula="of:=COUNTIF([.$A$2:.A7];[.A7])" office:value-type="float" office:value="1" calcext:value-type="float">
            <text:p>1</text:p>
          </table:table-cell>
          <table:table-cell table:formula="of:=IF([.D7]&lt;19;ROUND(RAND()*40+20);IF(AND(18&lt;[.D7];[.D7]&lt;26);ROUND(RAND()*25+5);IF(AND(25&lt;[.D7];[.D7]&lt;46);ROUND(RAND()*15+3);ROUND(RAND()*50+10))))" office:value-type="float" office:value="26" calcext:value-type="float">
            <text:p>26</text:p>
          </table:table-cell>
          <table:table-cell table:formula="of:=IF([.D7]&lt;19;ROUND(RAND()*40+10);IF(AND(18&lt;[.D7];[.D7]&lt;26);ROUND(RAND()*120+50);IF(AND(25&lt;[.D7];[.D7]&lt;46);ROUND(RAND()*500+150);ROUND(RAND()*500+200))))" office:value-type="currency" office:currency="EUR" office:value="115" calcext:value-type="currency">
            <text:p>€ 115,00</text:p>
          </table:table-cell>
          <table:table-cell table:style-name="ce26" office:value-type="string" calcext:value-type="string">
            <text:p>FEDE</text:p>
          </table:table-cell>
        </table:table-row>
        <table:table-row table:style-name="ro2">
          <table:table-cell office:value-type="string" calcext:value-type="string">
            <text:p>G</text:p>
          </table:table-cell>
          <table:table-cell table:formula="of:=TIME(RAND()*9+10;RAND()*60;)" office:value-type="time" office:time-value="PT17H05M46.780377518S" calcext:value-type="time">
            <text:p>17.05.47</text:p>
          </table:table-cell>
          <table:table-cell office:value-type="date" office:date-value="2019-05-28" calcext:value-type="date">
            <text:p>28/05/19</text:p>
          </table:table-cell>
          <table:table-cell table:formula="of:=ROUND(RAND()*6+19)" office:value-type="float" office:value="20" calcext:value-type="float">
            <text:p>20</text:p>
          </table:table-cell>
          <table:table-cell table:formula="of:=IF(RAND()&gt;0.5;&quot;F&quot;;&quot;M&quot;)" office:value-type="string" office:string-value="M" calcext:value-type="string">
            <text:p>M</text:p>
          </table:table-cell>
          <table:table-cell office:value-type="string" calcext:value-type="string">
            <text:p>UNKNOW</text:p>
          </table:table-cell>
          <table:table-cell table:formula="of:=IF(RAND()&gt;0.5;&quot;YES&quot;;&quot;NO&quot;)" office:value-type="string" office:string-value="YES" calcext:value-type="string">
            <text:p>YES</text:p>
          </table:table-cell>
          <table:table-cell table:formula="of:=IF(RAND()&gt;0.5;&quot;YES&quot;;&quot;NO&quot;)" office:value-type="string" office:string-value="NO" calcext:value-type="string">
            <text:p>NO</text:p>
          </table:table-cell>
          <table:table-cell table:formula="of:=COUNTIF([.$A$2:.A8];[.A8])" office:value-type="float" office:value="1" calcext:value-type="float">
            <text:p>1</text:p>
          </table:table-cell>
          <table:table-cell table:formula="of:=IF([.D8]&lt;19;ROUND(RAND()*40+20);IF(AND(18&lt;[.D8];[.D8]&lt;26);ROUND(RAND()*25+5);IF(AND(25&lt;[.D8];[.D8]&lt;46);ROUND(RAND()*15+3);ROUND(RAND()*50+10))))" office:value-type="float" office:value="24" calcext:value-type="float">
            <text:p>24</text:p>
          </table:table-cell>
          <table:table-cell table:formula="of:=IF([.D8]&lt;19;ROUND(RAND()*40+10);IF(AND(18&lt;[.D8];[.D8]&lt;26);ROUND(RAND()*120+50);IF(AND(25&lt;[.D8];[.D8]&lt;46);ROUND(RAND()*500+150);ROUND(RAND()*500+200))))" office:value-type="currency" office:currency="EUR" office:value="99" calcext:value-type="currency">
            <text:p>€ 99,00</text:p>
          </table:table-cell>
          <table:table-cell table:style-name="ce27" office:value-type="string" calcext:value-type="string">
            <text:p>ALEX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table:formula="of:=TIME(RAND()*9+10;RAND()*60;)" office:value-type="time" office:time-value="PT11H23M50.782166085S" calcext:value-type="time">
            <text:p>11.23.51</text:p>
          </table:table-cell>
          <table:table-cell office:value-type="date" office:date-value="2019-05-28" calcext:value-type="date">
            <text:p>28/05/19</text:p>
          </table:table-cell>
          <table:table-cell table:formula="of:=ROUND(RAND()*6+19)" office:value-type="float" office:value="20" calcext:value-type="float">
            <text:p>20</text:p>
          </table:table-cell>
          <table:table-cell table:formula="of:=IF(RAND()&gt;0.5;&quot;F&quot;;&quot;M&quot;)" office:value-type="string" office:string-value="F" calcext:value-type="string">
            <text:p>F</text:p>
          </table:table-cell>
          <table:table-cell office:value-type="string" calcext:value-type="string">
            <text:p>nike</text:p>
          </table:table-cell>
          <table:table-cell table:formula="of:=IF(RAND()&gt;0.5;&quot;YES&quot;;&quot;NO&quot;)" office:value-type="string" office:string-value="YES" calcext:value-type="string">
            <text:p>YES</text:p>
          </table:table-cell>
          <table:table-cell table:formula="of:=IF(RAND()&gt;0.5;&quot;YES&quot;;&quot;NO&quot;)" office:value-type="string" office:string-value="YES" calcext:value-type="string">
            <text:p>YES</text:p>
          </table:table-cell>
          <table:table-cell table:formula="of:=COUNTIF([.$A$2:.A9];[.A9])" office:value-type="float" office:value="3" calcext:value-type="float">
            <text:p>3</text:p>
          </table:table-cell>
          <table:table-cell table:formula="of:=IF([.D9]&lt;19;ROUND(RAND()*40+20);IF(AND(18&lt;[.D9];[.D9]&lt;26);ROUND(RAND()*25+5);IF(AND(25&lt;[.D9];[.D9]&lt;46);ROUND(RAND()*15+3);ROUND(RAND()*50+10))))" office:value-type="float" office:value="30" calcext:value-type="float">
            <text:p>30</text:p>
          </table:table-cell>
          <table:table-cell table:formula="of:=IF([.D9]&lt;19;ROUND(RAND()*40+10);IF(AND(18&lt;[.D9];[.D9]&lt;26);ROUND(RAND()*120+50);IF(AND(25&lt;[.D9];[.D9]&lt;46);ROUND(RAND()*500+150);ROUND(RAND()*500+200))))" office:value-type="currency" office:currency="EUR" office:value="90" calcext:value-type="currency">
            <text:p>€ 90,00</text:p>
          </table:table-cell>
          <table:table-cell office:value-type="string" calcext:value-type="string">
            <text:p>EMI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table:formula="of:=TIME(RAND()*9+10;RAND()*60;)" office:value-type="time" office:time-value="PT16H00M47.503186382S" calcext:value-type="time">
            <text:p>16.00.48</text:p>
          </table:table-cell>
          <table:table-cell office:value-type="date" office:date-value="2019-05-28" calcext:value-type="date">
            <text:p>28/05/19</text:p>
          </table:table-cell>
          <table:table-cell table:formula="of:=ROUND(RAND()*6+19)" office:value-type="float" office:value="19" calcext:value-type="float">
            <text:p>19</text:p>
          </table:table-cell>
          <table:table-cell table:formula="of:=IF(RAND()&gt;0.5;&quot;F&quot;;&quot;M&quot;)" office:value-type="string" office:string-value="M" calcext:value-type="string">
            <text:p>M</text:p>
          </table:table-cell>
          <table:table-cell office:value-type="string" calcext:value-type="string">
            <text:p>UNKOWN</text:p>
          </table:table-cell>
          <table:table-cell table:formula="of:=IF(RAND()&gt;0.5;&quot;YES&quot;;&quot;NO&quot;)" office:value-type="string" office:string-value="YES" calcext:value-type="string">
            <text:p>YES</text:p>
          </table:table-cell>
          <table:table-cell table:formula="of:=IF(RAND()&gt;0.5;&quot;YES&quot;;&quot;NO&quot;)" office:value-type="string" office:string-value="NO" calcext:value-type="string">
            <text:p>NO</text:p>
          </table:table-cell>
          <table:table-cell table:formula="of:=COUNTIF([.$A$2:.A10];[.A10])" office:value-type="float" office:value="4" calcext:value-type="float">
            <text:p>4</text:p>
          </table:table-cell>
          <table:table-cell table:formula="of:=IF([.D10]&lt;19;ROUND(RAND()*40+20);IF(AND(18&lt;[.D10];[.D10]&lt;26);ROUND(RAND()*25+5);IF(AND(25&lt;[.D10];[.D10]&lt;46);ROUND(RAND()*15+3);ROUND(RAND()*50+10))))" office:value-type="float" office:value="8" calcext:value-type="float">
            <text:p>8</text:p>
          </table:table-cell>
          <table:table-cell table:formula="of:=IF([.D10]&lt;19;ROUND(RAND()*40+10);IF(AND(18&lt;[.D10];[.D10]&lt;26);ROUND(RAND()*120+50);IF(AND(25&lt;[.D10];[.D10]&lt;46);ROUND(RAND()*500+150);ROUND(RAND()*500+200))))" office:value-type="currency" office:currency="EUR" office:value="146" calcext:value-type="currency">
            <text:p>€ 146,00</text:p>
          </table:table-cell>
          <table:table-cell table:style-name="ce28" office:value-type="string" calcext:value-type="string">
            <text:p>LUDO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table:formula="of:=TIME(RAND()*9+10;RAND()*60;)" office:value-type="time" office:time-value="PT15H36M41.796967032S" calcext:value-type="time">
            <text:p>15.36.42</text:p>
          </table:table-cell>
          <table:table-cell office:value-type="date" office:date-value="2019-05-28" calcext:value-type="date">
            <text:p>28/05/19</text:p>
          </table:table-cell>
          <table:table-cell table:formula="of:=ROUND(RAND()*6+19)" office:value-type="float" office:value="21" calcext:value-type="float">
            <text:p>21</text:p>
          </table:table-cell>
          <table:table-cell table:formula="of:=IF(RAND()&gt;0.5;&quot;F&quot;;&quot;M&quot;)" office:value-type="string" office:string-value="M" calcext:value-type="string">
            <text:p>M</text:p>
          </table:table-cell>
          <table:table-cell office:value-type="string" calcext:value-type="string">
            <text:p>nike</text:p>
          </table:table-cell>
          <table:table-cell table:formula="of:=IF(RAND()&gt;0.5;&quot;YES&quot;;&quot;NO&quot;)" office:value-type="string" office:string-value="NO" calcext:value-type="string">
            <text:p>NO</text:p>
          </table:table-cell>
          <table:table-cell table:formula="of:=IF(RAND()&gt;0.5;&quot;YES&quot;;&quot;NO&quot;)" office:value-type="string" office:string-value="YES" calcext:value-type="string">
            <text:p>YES</text:p>
          </table:table-cell>
          <table:table-cell table:formula="of:=COUNTIF([.$A$2:.A11];[.A11])" office:value-type="float" office:value="5" calcext:value-type="float">
            <text:p>5</text:p>
          </table:table-cell>
          <table:table-cell table:formula="of:=IF([.D11]&lt;19;ROUND(RAND()*40+20);IF(AND(18&lt;[.D11];[.D11]&lt;26);ROUND(RAND()*25+5);IF(AND(25&lt;[.D11];[.D11]&lt;46);ROUND(RAND()*15+3);ROUND(RAND()*50+10))))" office:value-type="float" office:value="17" calcext:value-type="float">
            <text:p>17</text:p>
          </table:table-cell>
          <table:table-cell table:formula="of:=IF([.D11]&lt;19;ROUND(RAND()*40+10);IF(AND(18&lt;[.D11];[.D11]&lt;26);ROUND(RAND()*120+50);IF(AND(25&lt;[.D11];[.D11]&lt;46);ROUND(RAND()*500+150);ROUND(RAND()*500+200))))" office:value-type="currency" office:currency="EUR" office:value="170" calcext:value-type="currency">
            <text:p>€ 170,00</text:p>
          </table:table-cell>
          <table:table-cell table:style-name="ce26" office:value-type="string" calcext:value-type="string">
            <text:p>FEDE</text:p>
          </table:table-cell>
        </table:table-row>
        <table:table-row table:style-name="ro2">
          <table:table-cell office:value-type="string" calcext:value-type="string">
            <text:p>L</text:p>
          </table:table-cell>
          <table:table-cell table:formula="of:=TIME(RAND()*9+10;RAND()*60;)" office:value-type="time" office:time-value="PT13H10M24.856312691S" calcext:value-type="time">
            <text:p>13.10.25</text:p>
          </table:table-cell>
          <table:table-cell office:value-type="date" office:date-value="2019-05-28" calcext:value-type="date">
            <text:p>28/05/19</text:p>
          </table:table-cell>
          <table:table-cell table:formula="of:=ROUND(RAND()*6+19)" office:value-type="float" office:value="24" calcext:value-type="float">
            <text:p>24</text:p>
          </table:table-cell>
          <table:table-cell table:formula="of:=IF(RAND()&gt;0.5;&quot;F&quot;;&quot;M&quot;)" office:value-type="string" office:string-value="M" calcext:value-type="string">
            <text:p>M</text:p>
          </table:table-cell>
          <table:table-cell office:value-type="string" calcext:value-type="string">
            <text:p>adidas</text:p>
          </table:table-cell>
          <table:table-cell table:formula="of:=IF(RAND()&gt;0.5;&quot;YES&quot;;&quot;NO&quot;)" office:value-type="string" office:string-value="NO" calcext:value-type="string">
            <text:p>NO</text:p>
          </table:table-cell>
          <table:table-cell table:formula="of:=IF(RAND()&gt;0.5;&quot;YES&quot;;&quot;NO&quot;)" office:value-type="string" office:string-value="NO" calcext:value-type="string">
            <text:p>NO</text:p>
          </table:table-cell>
          <table:table-cell table:formula="of:=COUNTIF([.$A$2:.A12];[.A12])" office:value-type="float" office:value="1" calcext:value-type="float">
            <text:p>1</text:p>
          </table:table-cell>
          <table:table-cell table:formula="of:=IF([.D12]&lt;19;ROUND(RAND()*40+20);IF(AND(18&lt;[.D12];[.D12]&lt;26);ROUND(RAND()*25+5);IF(AND(25&lt;[.D12];[.D12]&lt;46);ROUND(RAND()*15+3);ROUND(RAND()*50+10))))" office:value-type="float" office:value="5" calcext:value-type="float">
            <text:p>5</text:p>
          </table:table-cell>
          <table:table-cell table:formula="of:=IF([.D12]&lt;19;ROUND(RAND()*40+10);IF(AND(18&lt;[.D12];[.D12]&lt;26);ROUND(RAND()*120+50);IF(AND(25&lt;[.D12];[.D12]&lt;46);ROUND(RAND()*500+150);ROUND(RAND()*500+200))))" office:value-type="currency" office:currency="EUR" office:value="148" calcext:value-type="currency">
            <text:p>€ 148,00</text:p>
          </table:table-cell>
          <table:table-cell table:style-name="ce27" office:value-type="string" calcext:value-type="string">
            <text:p>ALEX</text:p>
          </table:table-cell>
        </table:table-row>
        <table:table-row table:style-name="ro2">
          <table:table-cell office:value-type="string" calcext:value-type="string">
            <text:p>I</text:p>
          </table:table-cell>
          <table:table-cell table:formula="of:=TIME(RAND()*9+10;RAND()*60;)" office:value-type="time" office:time-value="PT10H26M04.911482482S" calcext:value-type="time">
            <text:p>10.26.05</text:p>
          </table:table-cell>
          <table:table-cell office:value-type="date" office:date-value="2019-05-28" calcext:value-type="date">
            <text:p>28/05/19</text:p>
          </table:table-cell>
          <table:table-cell table:formula="of:=ROUND(RAND()*6+19)" office:value-type="float" office:value="22" calcext:value-type="float">
            <text:p>22</text:p>
          </table:table-cell>
          <table:table-cell table:formula="of:=IF(RAND()&gt;0.5;&quot;F&quot;;&quot;M&quot;)" office:value-type="string" office:string-value="M" calcext:value-type="string">
            <text:p>M</text:p>
          </table:table-cell>
          <table:table-cell office:value-type="string" calcext:value-type="string">
            <text:p>adidas</text:p>
          </table:table-cell>
          <table:table-cell table:formula="of:=IF(RAND()&gt;0.5;&quot;YES&quot;;&quot;NO&quot;)" office:value-type="string" office:string-value="NO" calcext:value-type="string">
            <text:p>NO</text:p>
          </table:table-cell>
          <table:table-cell table:formula="of:=IF(RAND()&gt;0.5;&quot;YES&quot;;&quot;NO&quot;)" office:value-type="string" office:string-value="NO" calcext:value-type="string">
            <text:p>NO</text:p>
          </table:table-cell>
          <table:table-cell table:formula="of:=COUNTIF([.$A$2:.A13];[.A13])" office:value-type="float" office:value="1" calcext:value-type="float">
            <text:p>1</text:p>
          </table:table-cell>
          <table:table-cell table:formula="of:=IF([.D13]&lt;19;ROUND(RAND()*40+20);IF(AND(18&lt;[.D13];[.D13]&lt;26);ROUND(RAND()*25+5);IF(AND(25&lt;[.D13];[.D13]&lt;46);ROUND(RAND()*15+3);ROUND(RAND()*50+10))))" office:value-type="float" office:value="10" calcext:value-type="float">
            <text:p>10</text:p>
          </table:table-cell>
          <table:table-cell table:formula="of:=IF([.D13]&lt;19;ROUND(RAND()*40+10);IF(AND(18&lt;[.D13];[.D13]&lt;26);ROUND(RAND()*120+50);IF(AND(25&lt;[.D13];[.D13]&lt;46);ROUND(RAND()*500+150);ROUND(RAND()*500+200))))" office:value-type="currency" office:currency="EUR" office:value="135" calcext:value-type="currency">
            <text:p>€ 135,00</text:p>
          </table:table-cell>
          <table:table-cell table:style-name="ce27" office:value-type="string" calcext:value-type="string">
            <text:p>ALEX</text:p>
          </table:table-cell>
        </table:table-row>
        <table:table-row table:style-name="ro2">
          <table:table-cell office:value-type="string" calcext:value-type="string">
            <text:p>F</text:p>
          </table:table-cell>
          <table:table-cell table:formula="of:=TIME(RAND()*9+10;RAND()*60;)" office:value-type="time" office:time-value="PT13H49M59.506778697S" calcext:value-type="time">
            <text:p>13.50.00</text:p>
          </table:table-cell>
          <table:table-cell office:value-type="date" office:date-value="2019-05-28" calcext:value-type="date">
            <text:p>28/05/19</text:p>
          </table:table-cell>
          <table:table-cell table:formula="of:=ROUND(RAND()*6+19)" office:value-type="float" office:value="21" calcext:value-type="float">
            <text:p>21</text:p>
          </table:table-cell>
          <table:table-cell table:formula="of:=IF(RAND()&gt;0.5;&quot;F&quot;;&quot;M&quot;)" office:value-type="string" office:string-value="M" calcext:value-type="string">
            <text:p>M</text:p>
          </table:table-cell>
          <table:table-cell office:value-type="string" calcext:value-type="string">
            <text:p>UNKOWN</text:p>
          </table:table-cell>
          <table:table-cell table:formula="of:=IF(RAND()&gt;0.5;&quot;YES&quot;;&quot;NO&quot;)" office:value-type="string" office:string-value="NO" calcext:value-type="string">
            <text:p>NO</text:p>
          </table:table-cell>
          <table:table-cell table:formula="of:=IF(RAND()&gt;0.5;&quot;YES&quot;;&quot;NO&quot;)" office:value-type="string" office:string-value="NO" calcext:value-type="string">
            <text:p>NO</text:p>
          </table:table-cell>
          <table:table-cell table:formula="of:=COUNTIF([.$A$2:.A14];[.A14])" office:value-type="float" office:value="1" calcext:value-type="float">
            <text:p>1</text:p>
          </table:table-cell>
          <table:table-cell table:formula="of:=IF([.D14]&lt;19;ROUND(RAND()*40+20);IF(AND(18&lt;[.D14];[.D14]&lt;26);ROUND(RAND()*25+5);IF(AND(25&lt;[.D14];[.D14]&lt;46);ROUND(RAND()*15+3);ROUND(RAND()*50+10))))" office:value-type="float" office:value="19" calcext:value-type="float">
            <text:p>19</text:p>
          </table:table-cell>
          <table:table-cell table:formula="of:=IF([.D14]&lt;19;ROUND(RAND()*40+10);IF(AND(18&lt;[.D14];[.D14]&lt;26);ROUND(RAND()*120+50);IF(AND(25&lt;[.D14];[.D14]&lt;46);ROUND(RAND()*500+150);ROUND(RAND()*500+200))))" office:value-type="currency" office:currency="EUR" office:value="123" calcext:value-type="currency">
            <text:p>€ 123,00</text:p>
          </table:table-cell>
          <table:table-cell table:style-name="ce28" office:value-type="string" calcext:value-type="string">
            <text:p>LUDO</text:p>
          </table:table-cell>
        </table:table-row>
        <table:table-row table:style-name="ro2">
          <table:table-cell office:value-type="string" calcext:value-type="string">
            <text:p>F</text:p>
          </table:table-cell>
          <table:table-cell table:formula="of:=TIME(RAND()*9+10;RAND()*60;)" office:value-type="time" office:time-value="PT11H22M53.204567236S" calcext:value-type="time">
            <text:p>11.22.53</text:p>
          </table:table-cell>
          <table:table-cell office:value-type="date" office:date-value="2019-05-28" calcext:value-type="date">
            <text:p>28/05/19</text:p>
          </table:table-cell>
          <table:table-cell table:formula="of:=ROUND(RAND()*6+19)" office:value-type="float" office:value="23" calcext:value-type="float">
            <text:p>23</text:p>
          </table:table-cell>
          <table:table-cell table:formula="of:=IF(RAND()&gt;0.5;&quot;F&quot;;&quot;M&quot;)" office:value-type="string" office:string-value="M" calcext:value-type="string">
            <text:p>M</text:p>
          </table:table-cell>
          <table:table-cell office:value-type="string" calcext:value-type="string">
            <text:p>rebook</text:p>
          </table:table-cell>
          <table:table-cell table:formula="of:=IF(RAND()&gt;0.5;&quot;YES&quot;;&quot;NO&quot;)" office:value-type="string" office:string-value="YES" calcext:value-type="string">
            <text:p>YES</text:p>
          </table:table-cell>
          <table:table-cell table:formula="of:=IF(RAND()&gt;0.5;&quot;YES&quot;;&quot;NO&quot;)" office:value-type="string" office:string-value="YES" calcext:value-type="string">
            <text:p>YES</text:p>
          </table:table-cell>
          <table:table-cell table:formula="of:=COUNTIF([.$A$2:.A15];[.A15])" office:value-type="float" office:value="2" calcext:value-type="float">
            <text:p>2</text:p>
          </table:table-cell>
          <table:table-cell table:formula="of:=IF([.D15]&lt;19;ROUND(RAND()*40+20);IF(AND(18&lt;[.D15];[.D15]&lt;26);ROUND(RAND()*25+5);IF(AND(25&lt;[.D15];[.D15]&lt;46);ROUND(RAND()*15+3);ROUND(RAND()*50+10))))" office:value-type="float" office:value="15" calcext:value-type="float">
            <text:p>15</text:p>
          </table:table-cell>
          <table:table-cell table:formula="of:=IF([.D15]&lt;19;ROUND(RAND()*40+10);IF(AND(18&lt;[.D15];[.D15]&lt;26);ROUND(RAND()*120+50);IF(AND(25&lt;[.D15];[.D15]&lt;46);ROUND(RAND()*500+150);ROUND(RAND()*500+200))))" office:value-type="currency" office:currency="EUR" office:value="146" calcext:value-type="currency">
            <text:p>€ 146,00</text:p>
          </table:table-cell>
          <table:table-cell table:style-name="ce28" office:value-type="string" calcext:value-type="string">
            <text:p>LUDO</text:p>
          </table:table-cell>
        </table:table-row>
        <table:table-row table:style-name="ro2">
          <table:table-cell office:value-type="string" calcext:value-type="string">
            <text:p>G</text:p>
          </table:table-cell>
          <table:table-cell table:formula="of:=TIME(RAND()*9+10;RAND()*60;)" office:value-type="time" office:time-value="PT19H20M42.309335364S" calcext:value-type="time">
            <text:p>19.20.42</text:p>
          </table:table-cell>
          <table:table-cell office:value-type="date" office:date-value="2019-05-28" calcext:value-type="date">
            <text:p>28/05/19</text:p>
          </table:table-cell>
          <table:table-cell table:formula="of:=ROUND(RAND()*6+19)" office:value-type="float" office:value="23" calcext:value-type="float">
            <text:p>23</text:p>
          </table:table-cell>
          <table:table-cell table:formula="of:=IF(RAND()&gt;0.5;&quot;F&quot;;&quot;M&quot;)" office:value-type="string" office:string-value="F" calcext:value-type="string">
            <text:p>F</text:p>
          </table:table-cell>
          <table:table-cell office:value-type="string" calcext:value-type="string">
            <text:p>prada</text:p>
          </table:table-cell>
          <table:table-cell table:formula="of:=IF(RAND()&gt;0.5;&quot;YES&quot;;&quot;NO&quot;)" office:value-type="string" office:string-value="YES" calcext:value-type="string">
            <text:p>YES</text:p>
          </table:table-cell>
          <table:table-cell table:formula="of:=IF(RAND()&gt;0.5;&quot;YES&quot;;&quot;NO&quot;)" office:value-type="string" office:string-value="YES" calcext:value-type="string">
            <text:p>YES</text:p>
          </table:table-cell>
          <table:table-cell table:formula="of:=COUNTIF([.$A$2:.A16];[.A16])" office:value-type="float" office:value="2" calcext:value-type="float">
            <text:p>2</text:p>
          </table:table-cell>
          <table:table-cell table:formula="of:=IF([.D16]&lt;19;ROUND(RAND()*40+20);IF(AND(18&lt;[.D16];[.D16]&lt;26);ROUND(RAND()*25+5);IF(AND(25&lt;[.D16];[.D16]&lt;46);ROUND(RAND()*15+3);ROUND(RAND()*50+10))))" office:value-type="float" office:value="7" calcext:value-type="float">
            <text:p>7</text:p>
          </table:table-cell>
          <table:table-cell table:formula="of:=IF([.D16]&lt;19;ROUND(RAND()*40+10);IF(AND(18&lt;[.D16];[.D16]&lt;26);ROUND(RAND()*120+50);IF(AND(25&lt;[.D16];[.D16]&lt;46);ROUND(RAND()*500+150);ROUND(RAND()*500+200))))" office:value-type="currency" office:currency="EUR" office:value="103" calcext:value-type="currency">
            <text:p>€ 103,00</text:p>
          </table:table-cell>
          <table:table-cell table:style-name="ce26" office:value-type="string" calcext:value-type="string">
            <text:p>FEDE</text:p>
          </table:table-cell>
        </table:table-row>
        <table:table-row table:style-name="ro2">
          <table:table-cell office:value-type="string" calcext:value-type="string">
            <text:p>E</text:p>
          </table:table-cell>
          <table:table-cell table:formula="of:=TIME(RAND()*9+10;RAND()*60;)" office:value-type="time" office:time-value="PT12H33M22.051001144S" calcext:value-type="time">
            <text:p>12.33.22</text:p>
          </table:table-cell>
          <table:table-cell office:value-type="date" office:date-value="2019-05-28" calcext:value-type="date">
            <text:p>28/05/19</text:p>
          </table:table-cell>
          <table:table-cell table:formula="of:=ROUND(RAND()*6+19)" office:value-type="float" office:value="21" calcext:value-type="float">
            <text:p>21</text:p>
          </table:table-cell>
          <table:table-cell table:formula="of:=IF(RAND()&gt;0.5;&quot;F&quot;;&quot;M&quot;)" office:value-type="string" office:string-value="M" calcext:value-type="string">
            <text:p>M</text:p>
          </table:table-cell>
          <table:table-cell office:value-type="string" calcext:value-type="string">
            <text:p>prada</text:p>
          </table:table-cell>
          <table:table-cell table:formula="of:=IF(RAND()&gt;0.5;&quot;YES&quot;;&quot;NO&quot;)" office:value-type="string" office:string-value="YES" calcext:value-type="string">
            <text:p>YES</text:p>
          </table:table-cell>
          <table:table-cell table:formula="of:=IF(RAND()&gt;0.5;&quot;YES&quot;;&quot;NO&quot;)" office:value-type="string" office:string-value="YES" calcext:value-type="string">
            <text:p>YES</text:p>
          </table:table-cell>
          <table:table-cell table:formula="of:=COUNTIF([.$A$2:.A17];[.A17])" office:value-type="float" office:value="1" calcext:value-type="float">
            <text:p>1</text:p>
          </table:table-cell>
          <table:table-cell table:formula="of:=IF([.D17]&lt;19;ROUND(RAND()*40+20);IF(AND(18&lt;[.D17];[.D17]&lt;26);ROUND(RAND()*25+5);IF(AND(25&lt;[.D17];[.D17]&lt;46);ROUND(RAND()*15+3);ROUND(RAND()*50+10))))" office:value-type="float" office:value="13" calcext:value-type="float">
            <text:p>13</text:p>
          </table:table-cell>
          <table:table-cell table:formula="of:=IF([.D17]&lt;19;ROUND(RAND()*40+10);IF(AND(18&lt;[.D17];[.D17]&lt;26);ROUND(RAND()*120+50);IF(AND(25&lt;[.D17];[.D17]&lt;46);ROUND(RAND()*500+150);ROUND(RAND()*500+200))))" office:value-type="currency" office:currency="EUR" office:value="108" calcext:value-type="currency">
            <text:p>€ 108,00</text:p>
          </table:table-cell>
          <table:table-cell table:style-name="ce28" office:value-type="string" calcext:value-type="string">
            <text:p>LUDO</text:p>
          </table:table-cell>
        </table:table-row>
        <table:table-row table:style-name="ro2">
          <table:table-cell office:value-type="string" calcext:value-type="string">
            <text:p>M</text:p>
          </table:table-cell>
          <table:table-cell table:formula="of:=TIME(RAND()*9+10;RAND()*60;)" office:value-type="time" office:time-value="PT11H48M41.912664125S" calcext:value-type="time">
            <text:p>11.48.42</text:p>
          </table:table-cell>
          <table:table-cell office:value-type="date" office:date-value="2019-05-28" calcext:value-type="date">
            <text:p>28/05/19</text:p>
          </table:table-cell>
          <table:table-cell table:formula="of:=ROUND(RAND()*6+19)" office:value-type="float" office:value="21" calcext:value-type="float">
            <text:p>21</text:p>
          </table:table-cell>
          <table:table-cell table:formula="of:=IF(RAND()&gt;0.5;&quot;F&quot;;&quot;M&quot;)" office:value-type="string" office:string-value="F" calcext:value-type="string">
            <text:p>F</text:p>
          </table:table-cell>
          <table:table-cell office:value-type="string" calcext:value-type="string">
            <text:p>champions</text:p>
          </table:table-cell>
          <table:table-cell table:formula="of:=IF(RAND()&gt;0.5;&quot;YES&quot;;&quot;NO&quot;)" office:value-type="string" office:string-value="YES" calcext:value-type="string">
            <text:p>YES</text:p>
          </table:table-cell>
          <table:table-cell table:formula="of:=IF(RAND()&gt;0.5;&quot;YES&quot;;&quot;NO&quot;)" office:value-type="string" office:string-value="YES" calcext:value-type="string">
            <text:p>YES</text:p>
          </table:table-cell>
          <table:table-cell table:formula="of:=COUNTIF([.$A$2:.A18];[.A18])" office:value-type="float" office:value="1" calcext:value-type="float">
            <text:p>1</text:p>
          </table:table-cell>
          <table:table-cell table:formula="of:=IF([.D18]&lt;19;ROUND(RAND()*40+20);IF(AND(18&lt;[.D18];[.D18]&lt;26);ROUND(RAND()*25+5);IF(AND(25&lt;[.D18];[.D18]&lt;46);ROUND(RAND()*15+3);ROUND(RAND()*50+10))))" office:value-type="float" office:value="26" calcext:value-type="float">
            <text:p>26</text:p>
          </table:table-cell>
          <table:table-cell table:formula="of:=IF([.D18]&lt;19;ROUND(RAND()*40+10);IF(AND(18&lt;[.D18];[.D18]&lt;26);ROUND(RAND()*120+50);IF(AND(25&lt;[.D18];[.D18]&lt;46);ROUND(RAND()*500+150);ROUND(RAND()*500+200))))" office:value-type="currency" office:currency="EUR" office:value="154" calcext:value-type="currency">
            <text:p>€ 154,00</text:p>
          </table:table-cell>
          <table:table-cell table:style-name="ce26" office:value-type="string" calcext:value-type="string">
            <text:p>FEDE</text:p>
          </table:table-cell>
        </table:table-row>
        <table:table-row table:style-name="ro2">
          <table:table-cell office:value-type="string" calcext:value-type="string">
            <text:p>H</text:p>
          </table:table-cell>
          <table:table-cell table:formula="of:=TIME(RAND()*9+10;RAND()*60;)" office:value-type="time" office:time-value="PT17H35M53.168526713S" calcext:value-type="time">
            <text:p>17.35.53</text:p>
          </table:table-cell>
          <table:table-cell office:value-type="date" office:date-value="2019-05-28" calcext:value-type="date">
            <text:p>28/05/19</text:p>
          </table:table-cell>
          <table:table-cell table:formula="of:=ROUND(RAND()*6+19)" office:value-type="float" office:value="23" calcext:value-type="float">
            <text:p>23</text:p>
          </table:table-cell>
          <table:table-cell table:formula="of:=IF(RAND()&gt;0.5;&quot;F&quot;;&quot;M&quot;)" office:value-type="string" office:string-value="F" calcext:value-type="string">
            <text:p>F</text:p>
          </table:table-cell>
          <table:table-cell office:value-type="string" calcext:value-type="string">
            <text:p>nike</text:p>
          </table:table-cell>
          <table:table-cell table:formula="of:=IF(RAND()&gt;0.5;&quot;YES&quot;;&quot;NO&quot;)" office:value-type="string" office:string-value="NO" calcext:value-type="string">
            <text:p>NO</text:p>
          </table:table-cell>
          <table:table-cell table:formula="of:=IF(RAND()&gt;0.5;&quot;YES&quot;;&quot;NO&quot;)" office:value-type="string" office:string-value="YES" calcext:value-type="string">
            <text:p>YES</text:p>
          </table:table-cell>
          <table:table-cell table:formula="of:=COUNTIF([.$A$2:.A19];[.A19])" office:value-type="float" office:value="1" calcext:value-type="float">
            <text:p>1</text:p>
          </table:table-cell>
          <table:table-cell table:formula="of:=IF([.D19]&lt;19;ROUND(RAND()*40+20);IF(AND(18&lt;[.D19];[.D19]&lt;26);ROUND(RAND()*25+5);IF(AND(25&lt;[.D19];[.D19]&lt;46);ROUND(RAND()*15+3);ROUND(RAND()*50+10))))" office:value-type="float" office:value="5" calcext:value-type="float">
            <text:p>5</text:p>
          </table:table-cell>
          <table:table-cell table:formula="of:=IF([.D19]&lt;19;ROUND(RAND()*40+10);IF(AND(18&lt;[.D19];[.D19]&lt;26);ROUND(RAND()*120+50);IF(AND(25&lt;[.D19];[.D19]&lt;46);ROUND(RAND()*500+150);ROUND(RAND()*500+200))))" office:value-type="currency" office:currency="EUR" office:value="54" calcext:value-type="currency">
            <text:p>€ 54,00</text:p>
          </table:table-cell>
          <table:table-cell table:style-name="ce27" office:value-type="string" calcext:value-type="string">
            <text:p>ALEX</text:p>
          </table:table-cell>
        </table:table-row>
        <table:table-row table:style-name="ro2">
          <table:table-cell office:value-type="string" calcext:value-type="string">
            <text:p>B</text:p>
          </table:table-cell>
          <table:table-cell table:formula="of:=TIME(RAND()*9+10;RAND()*60;)" office:value-type="time" office:time-value="PT10H57M15.072517401S" calcext:value-type="time">
            <text:p>10.57.15</text:p>
          </table:table-cell>
          <table:table-cell office:value-type="date" office:date-value="2019-05-28" calcext:value-type="date">
            <text:p>28/05/19</text:p>
          </table:table-cell>
          <table:table-cell table:formula="of:=ROUND(RAND()*6+19)" office:value-type="float" office:value="22" calcext:value-type="float">
            <text:p>22</text:p>
          </table:table-cell>
          <table:table-cell table:formula="of:=IF(RAND()&gt;0.5;&quot;F&quot;;&quot;M&quot;)" office:value-type="string" office:string-value="M" calcext:value-type="string">
            <text:p>M</text:p>
          </table:table-cell>
          <table:table-cell office:value-type="string" calcext:value-type="string">
            <text:p>UNKNOW</text:p>
          </table:table-cell>
          <table:table-cell table:formula="of:=IF(RAND()&gt;0.5;&quot;YES&quot;;&quot;NO&quot;)" office:value-type="string" office:string-value="NO" calcext:value-type="string">
            <text:p>NO</text:p>
          </table:table-cell>
          <table:table-cell table:formula="of:=IF(RAND()&gt;0.5;&quot;YES&quot;;&quot;NO&quot;)" office:value-type="string" office:string-value="NO" calcext:value-type="string">
            <text:p>NO</text:p>
          </table:table-cell>
          <table:table-cell table:formula="of:=COUNTIF([.$A$2:.A20];[.A20])" office:value-type="float" office:value="2" calcext:value-type="float">
            <text:p>2</text:p>
          </table:table-cell>
          <table:table-cell table:formula="of:=IF([.D20]&lt;19;ROUND(RAND()*40+20);IF(AND(18&lt;[.D20];[.D20]&lt;26);ROUND(RAND()*25+5);IF(AND(25&lt;[.D20];[.D20]&lt;46);ROUND(RAND()*15+3);ROUND(RAND()*50+10))))" office:value-type="float" office:value="30" calcext:value-type="float">
            <text:p>30</text:p>
          </table:table-cell>
          <table:table-cell table:formula="of:=IF([.D20]&lt;19;ROUND(RAND()*40+10);IF(AND(18&lt;[.D20];[.D20]&lt;26);ROUND(RAND()*120+50);IF(AND(25&lt;[.D20];[.D20]&lt;46);ROUND(RAND()*500+150);ROUND(RAND()*500+200))))" office:value-type="currency" office:currency="EUR" office:value="139" calcext:value-type="currency">
            <text:p>€ 139,00</text:p>
          </table:table-cell>
          <table:table-cell table:style-name="ce28" office:value-type="string" calcext:value-type="string">
            <text:p>LUDO</text:p>
          </table:table-cell>
        </table:table-row>
        <table:table-row table:style-name="ro2">
          <table:table-cell office:value-type="string" calcext:value-type="string">
            <text:p>G</text:p>
          </table:table-cell>
          <table:table-cell table:formula="of:=TIME(RAND()*9+10;RAND()*60;)" office:value-type="time" office:time-value="PT18H13M07.743355634S" calcext:value-type="time">
            <text:p>18.13.08</text:p>
          </table:table-cell>
          <table:table-cell office:value-type="date" office:date-value="2019-05-28" calcext:value-type="date">
            <text:p>28/05/19</text:p>
          </table:table-cell>
          <table:table-cell table:formula="of:=ROUND(RAND()*6+19)" office:value-type="float" office:value="22" calcext:value-type="float">
            <text:p>22</text:p>
          </table:table-cell>
          <table:table-cell table:formula="of:=IF(RAND()&gt;0.5;&quot;F&quot;;&quot;M&quot;)" office:value-type="string" office:string-value="F" calcext:value-type="string">
            <text:p>F</text:p>
          </table:table-cell>
          <table:table-cell office:value-type="string" calcext:value-type="string">
            <text:p>nike</text:p>
          </table:table-cell>
          <table:table-cell table:formula="of:=IF(RAND()&gt;0.5;&quot;YES&quot;;&quot;NO&quot;)" office:value-type="string" office:string-value="YES" calcext:value-type="string">
            <text:p>YES</text:p>
          </table:table-cell>
          <table:table-cell table:formula="of:=IF(RAND()&gt;0.5;&quot;YES&quot;;&quot;NO&quot;)" office:value-type="string" office:string-value="YES" calcext:value-type="string">
            <text:p>YES</text:p>
          </table:table-cell>
          <table:table-cell table:formula="of:=COUNTIF([.$A$2:.A21];[.A21])" office:value-type="float" office:value="3" calcext:value-type="float">
            <text:p>3</text:p>
          </table:table-cell>
          <table:table-cell table:formula="of:=IF([.D21]&lt;19;ROUND(RAND()*40+20);IF(AND(18&lt;[.D21];[.D21]&lt;26);ROUND(RAND()*25+5);IF(AND(25&lt;[.D21];[.D21]&lt;46);ROUND(RAND()*15+3);ROUND(RAND()*50+10))))" office:value-type="float" office:value="5" calcext:value-type="float">
            <text:p>5</text:p>
          </table:table-cell>
          <table:table-cell table:formula="of:=IF([.D21]&lt;19;ROUND(RAND()*40+10);IF(AND(18&lt;[.D21];[.D21]&lt;26);ROUND(RAND()*120+50);IF(AND(25&lt;[.D21];[.D21]&lt;46);ROUND(RAND()*500+150);ROUND(RAND()*500+200))))" office:value-type="currency" office:currency="EUR" office:value="145" calcext:value-type="currency">
            <text:p>€ 145,00</text:p>
          </table:table-cell>
          <table:table-cell table:style-name="ce27" office:value-type="string" calcext:value-type="string">
            <text:p>ALEX</text:p>
          </table:table-cell>
        </table:table-row>
        <table:table-row table:style-name="ro2">
          <table:table-cell table:style-name="ce4" office:value-type="string" calcext:value-type="string">
            <text:p>I</text:p>
          </table:table-cell>
          <table:table-cell table:style-name="ce8" table:formula="of:=TIME(RAND()*9+10;RAND()*60;)" office:value-type="time" office:time-value="PT15H47M30.994580781S" calcext:value-type="time">
            <text:p>15.47.31</text:p>
          </table:table-cell>
          <table:table-cell table:style-name="ce13" office:value-type="date" office:date-value="2019-05-28" calcext:value-type="date">
            <text:p>28/05/19</text:p>
          </table:table-cell>
          <table:table-cell table:style-name="ce18" table:formula="of:=ROUND(RAND()*20+26)" office:value-type="float" office:value="29" calcext:value-type="float">
            <text:p>29</text:p>
          </table:table-cell>
          <table:table-cell table:style-name="ce18" table:formula="of:=IF(RAND()&gt;0.5;&quot;F&quot;;&quot;M&quot;)" office:value-type="string" office:string-value="F" calcext:value-type="string">
            <text:p>F</text:p>
          </table:table-cell>
          <table:table-cell table:style-name="ce18" office:value-type="string" calcext:value-type="string">
            <text:p>adidas</text:p>
          </table:table-cell>
          <table:table-cell table:style-name="ce18" table:formula="of:=IF(RAND()&gt;0.5;&quot;YES&quot;;&quot;NO&quot;)" office:value-type="string" office:string-value="NO" calcext:value-type="string">
            <text:p>NO</text:p>
          </table:table-cell>
          <table:table-cell table:style-name="ce18" table:formula="of:=IF(RAND()&gt;0.5;&quot;YES&quot;;&quot;NO&quot;)" office:value-type="string" office:string-value="YES" calcext:value-type="string">
            <text:p>YES</text:p>
          </table:table-cell>
          <table:table-cell table:style-name="ce4" table:formula="of:=COUNTIF([.$A$2:.A22];[.A22])" office:value-type="float" office:value="2" calcext:value-type="float">
            <text:p>2</text:p>
          </table:table-cell>
          <table:table-cell table:formula="of:=IF([.D22]&lt;19;ROUND(RAND()*40+20);IF(AND(18&lt;[.D22];[.D22]&lt;26);ROUND(RAND()*25+5);IF(AND(25&lt;[.D22];[.D22]&lt;46);ROUND(RAND()*15+3);ROUND(RAND()*50+10))))" office:value-type="float" office:value="16" calcext:value-type="float">
            <text:p>16</text:p>
          </table:table-cell>
          <table:table-cell table:formula="of:=IF([.D22]&lt;19;ROUND(RAND()*40+10);IF(AND(18&lt;[.D22];[.D22]&lt;26);ROUND(RAND()*120+50);IF(AND(25&lt;[.D22];[.D22]&lt;46);ROUND(RAND()*500+150);ROUND(RAND()*500+200))))" office:value-type="currency" office:currency="EUR" office:value="591" calcext:value-type="currency">
            <text:p>€ 591,00</text:p>
          </table:table-cell>
          <table:table-cell table:style-name="ce27" office:value-type="string" calcext:value-type="string">
            <text:p>ALEX</text:p>
          </table:table-cell>
        </table:table-row>
        <table:table-row table:style-name="ro2">
          <table:table-cell table:style-name="ce4" office:value-type="string" calcext:value-type="string">
            <text:p>D</text:p>
          </table:table-cell>
          <table:table-cell table:style-name="ce8" table:formula="of:=TIME(RAND()*9+10;RAND()*60;)" office:value-type="time" office:time-value="PT14H51M25.979975678S" calcext:value-type="time">
            <text:p>14.51.26</text:p>
          </table:table-cell>
          <table:table-cell table:style-name="ce13" office:value-type="date" office:date-value="2019-05-28" calcext:value-type="date">
            <text:p>28/05/19</text:p>
          </table:table-cell>
          <table:table-cell table:style-name="ce18" table:formula="of:=ROUND(RAND()*20+26)" office:value-type="float" office:value="27" calcext:value-type="float">
            <text:p>27</text:p>
          </table:table-cell>
          <table:table-cell table:style-name="ce18" table:formula="of:=IF(RAND()&gt;0.5;&quot;F&quot;;&quot;M&quot;)" office:value-type="string" office:string-value="F" calcext:value-type="string">
            <text:p>F</text:p>
          </table:table-cell>
          <table:table-cell table:style-name="ce18" office:value-type="string" calcext:value-type="string">
            <text:p>UNKNOW</text:p>
          </table:table-cell>
          <table:table-cell table:style-name="ce18" table:formula="of:=IF(RAND()&gt;0.5;&quot;YES&quot;;&quot;NO&quot;)" office:value-type="string" office:string-value="NO" calcext:value-type="string">
            <text:p>NO</text:p>
          </table:table-cell>
          <table:table-cell table:style-name="ce18" table:formula="of:=IF(RAND()&gt;0.5;&quot;YES&quot;;&quot;NO&quot;)" office:value-type="string" office:string-value="NO" calcext:value-type="string">
            <text:p>NO</text:p>
          </table:table-cell>
          <table:table-cell table:style-name="ce4" table:formula="of:=COUNTIF([.$A$2:.A23];[.A23])" office:value-type="float" office:value="2" calcext:value-type="float">
            <text:p>2</text:p>
          </table:table-cell>
          <table:table-cell table:formula="of:=IF([.D23]&lt;19;ROUND(RAND()*40+20);IF(AND(18&lt;[.D23];[.D23]&lt;26);ROUND(RAND()*25+5);IF(AND(25&lt;[.D23];[.D23]&lt;46);ROUND(RAND()*15+3);ROUND(RAND()*50+10))))" office:value-type="float" office:value="11" calcext:value-type="float">
            <text:p>11</text:p>
          </table:table-cell>
          <table:table-cell table:formula="of:=IF([.D23]&lt;19;ROUND(RAND()*40+10);IF(AND(18&lt;[.D23];[.D23]&lt;26);ROUND(RAND()*120+50);IF(AND(25&lt;[.D23];[.D23]&lt;46);ROUND(RAND()*500+150);ROUND(RAND()*500+200))))" office:value-type="currency" office:currency="EUR" office:value="271" calcext:value-type="currency">
            <text:p>€ 271,00</text:p>
          </table:table-cell>
          <table:table-cell office:value-type="string" calcext:value-type="string">
            <text:p>EMI</text:p>
          </table:table-cell>
        </table:table-row>
        <table:table-row table:style-name="ro2">
          <table:table-cell table:style-name="ce4" office:value-type="string" calcext:value-type="string">
            <text:p>H</text:p>
          </table:table-cell>
          <table:table-cell table:style-name="ce8" table:formula="of:=TIME(RAND()*9+10;RAND()*60;)" office:value-type="time" office:time-value="PT18H46M05.824727352S" calcext:value-type="time">
            <text:p>18.46.06</text:p>
          </table:table-cell>
          <table:table-cell table:style-name="ce13" office:value-type="date" office:date-value="2019-05-28" calcext:value-type="date">
            <text:p>28/05/19</text:p>
          </table:table-cell>
          <table:table-cell table:style-name="ce18" table:formula="of:=ROUND(RAND()*20+26)" office:value-type="float" office:value="29" calcext:value-type="float">
            <text:p>29</text:p>
          </table:table-cell>
          <table:table-cell table:style-name="ce18" table:formula="of:=IF(RAND()&gt;0.5;&quot;F&quot;;&quot;M&quot;)" office:value-type="string" office:string-value="M" calcext:value-type="string">
            <text:p>M</text:p>
          </table:table-cell>
          <table:table-cell table:style-name="ce18" office:value-type="string" calcext:value-type="string">
            <text:p>nike</text:p>
          </table:table-cell>
          <table:table-cell table:style-name="ce18" table:formula="of:=IF(RAND()&gt;0.5;&quot;YES&quot;;&quot;NO&quot;)" office:value-type="string" office:string-value="YES" calcext:value-type="string">
            <text:p>YES</text:p>
          </table:table-cell>
          <table:table-cell table:style-name="ce18" table:formula="of:=IF(RAND()&gt;0.5;&quot;YES&quot;;&quot;NO&quot;)" office:value-type="string" office:string-value="YES" calcext:value-type="string">
            <text:p>YES</text:p>
          </table:table-cell>
          <table:table-cell table:style-name="ce4" table:formula="of:=COUNTIF([.$A$2:.A24];[.A24])" office:value-type="float" office:value="2" calcext:value-type="float">
            <text:p>2</text:p>
          </table:table-cell>
          <table:table-cell table:formula="of:=IF([.D24]&lt;19;ROUND(RAND()*40+20);IF(AND(18&lt;[.D24];[.D24]&lt;26);ROUND(RAND()*25+5);IF(AND(25&lt;[.D24];[.D24]&lt;46);ROUND(RAND()*15+3);ROUND(RAND()*50+10))))" office:value-type="float" office:value="4" calcext:value-type="float">
            <text:p>4</text:p>
          </table:table-cell>
          <table:table-cell table:formula="of:=IF([.D24]&lt;19;ROUND(RAND()*40+10);IF(AND(18&lt;[.D24];[.D24]&lt;26);ROUND(RAND()*120+50);IF(AND(25&lt;[.D24];[.D24]&lt;46);ROUND(RAND()*500+150);ROUND(RAND()*500+200))))" office:value-type="currency" office:currency="EUR" office:value="228" calcext:value-type="currency">
            <text:p>€ 228,00</text:p>
          </table:table-cell>
          <table:table-cell table:style-name="ce27" office:value-type="string" calcext:value-type="string">
            <text:p>ALEX</text:p>
          </table:table-cell>
        </table:table-row>
        <table:table-row table:style-name="ro2">
          <table:table-cell table:style-name="ce4" office:value-type="string" calcext:value-type="string">
            <text:p>B</text:p>
          </table:table-cell>
          <table:table-cell table:style-name="ce8" table:formula="of:=TIME(RAND()*9+10;RAND()*60;)" office:value-type="time" office:time-value="PT18H48M54.762390383S" calcext:value-type="time">
            <text:p>18.48.55</text:p>
          </table:table-cell>
          <table:table-cell table:style-name="ce13" office:value-type="date" office:date-value="2019-05-28" calcext:value-type="date">
            <text:p>28/05/19</text:p>
          </table:table-cell>
          <table:table-cell table:style-name="ce18" table:formula="of:=ROUND(RAND()*20+26)" office:value-type="float" office:value="41" calcext:value-type="float">
            <text:p>41</text:p>
          </table:table-cell>
          <table:table-cell table:style-name="ce18" table:formula="of:=IF(RAND()&gt;0.5;&quot;F&quot;;&quot;M&quot;)" office:value-type="string" office:string-value="M" calcext:value-type="string">
            <text:p>M</text:p>
          </table:table-cell>
          <table:table-cell table:style-name="ce18" office:value-type="string" calcext:value-type="string">
            <text:p>UNKNOW</text:p>
          </table:table-cell>
          <table:table-cell table:style-name="ce18" table:formula="of:=IF(RAND()&gt;0.5;&quot;YES&quot;;&quot;NO&quot;)" office:value-type="string" office:string-value="NO" calcext:value-type="string">
            <text:p>NO</text:p>
          </table:table-cell>
          <table:table-cell table:style-name="ce18" table:formula="of:=IF(RAND()&gt;0.5;&quot;YES&quot;;&quot;NO&quot;)" office:value-type="string" office:string-value="NO" calcext:value-type="string">
            <text:p>NO</text:p>
          </table:table-cell>
          <table:table-cell table:style-name="ce4" table:formula="of:=COUNTIF([.$A$2:.A25];[.A25])" office:value-type="float" office:value="3" calcext:value-type="float">
            <text:p>3</text:p>
          </table:table-cell>
          <table:table-cell table:formula="of:=IF([.D25]&lt;19;ROUND(RAND()*40+20);IF(AND(18&lt;[.D25];[.D25]&lt;26);ROUND(RAND()*25+5);IF(AND(25&lt;[.D25];[.D25]&lt;46);ROUND(RAND()*15+3);ROUND(RAND()*50+10))))" office:value-type="float" office:value="8" calcext:value-type="float">
            <text:p>8</text:p>
          </table:table-cell>
          <table:table-cell table:formula="of:=IF([.D25]&lt;19;ROUND(RAND()*40+10);IF(AND(18&lt;[.D25];[.D25]&lt;26);ROUND(RAND()*120+50);IF(AND(25&lt;[.D25];[.D25]&lt;46);ROUND(RAND()*500+150);ROUND(RAND()*500+200))))" office:value-type="currency" office:currency="EUR" office:value="448" calcext:value-type="currency">
            <text:p>€ 448,00</text:p>
          </table:table-cell>
          <table:table-cell table:style-name="ce28" office:value-type="string" calcext:value-type="string">
            <text:p>LUDO</text:p>
          </table:table-cell>
        </table:table-row>
        <table:table-row table:style-name="ro2">
          <table:table-cell table:style-name="ce4" office:value-type="string" calcext:value-type="string">
            <text:p>B</text:p>
          </table:table-cell>
          <table:table-cell table:style-name="ce8" table:formula="of:=TIME(RAND()*9+10;RAND()*60;)" office:value-type="time" office:time-value="PT13H14M53.658888055S" calcext:value-type="time">
            <text:p>13.14.54</text:p>
          </table:table-cell>
          <table:table-cell table:style-name="ce13" office:value-type="date" office:date-value="2019-05-28" calcext:value-type="date">
            <text:p>28/05/19</text:p>
          </table:table-cell>
          <table:table-cell table:style-name="ce18" table:formula="of:=ROUND(RAND()*20+26)" office:value-type="float" office:value="43" calcext:value-type="float">
            <text:p>43</text:p>
          </table:table-cell>
          <table:table-cell table:style-name="ce18" table:formula="of:=IF(RAND()&gt;0.5;&quot;F&quot;;&quot;M&quot;)" office:value-type="string" office:string-value="F" calcext:value-type="string">
            <text:p>F</text:p>
          </table:table-cell>
          <table:table-cell table:style-name="ce18" office:value-type="string" calcext:value-type="string">
            <text:p>nike</text:p>
          </table:table-cell>
          <table:table-cell table:style-name="ce18" table:formula="of:=IF(RAND()&gt;0.5;&quot;YES&quot;;&quot;NO&quot;)" office:value-type="string" office:string-value="YES" calcext:value-type="string">
            <text:p>YES</text:p>
          </table:table-cell>
          <table:table-cell table:style-name="ce18" table:formula="of:=IF(RAND()&gt;0.5;&quot;YES&quot;;&quot;NO&quot;)" office:value-type="string" office:string-value="YES" calcext:value-type="string">
            <text:p>YES</text:p>
          </table:table-cell>
          <table:table-cell table:style-name="ce22" table:formula="of:=COUNTIF([.$A$2:.A26];[.A26])" office:value-type="float" office:value="4" calcext:value-type="float">
            <text:p>4</text:p>
          </table:table-cell>
          <table:table-cell table:formula="of:=IF([.D26]&lt;19;ROUND(RAND()*40+20);IF(AND(18&lt;[.D26];[.D26]&lt;26);ROUND(RAND()*25+5);IF(AND(25&lt;[.D26];[.D26]&lt;46);ROUND(RAND()*15+3);ROUND(RAND()*50+10))))" office:value-type="float" office:value="16" calcext:value-type="float">
            <text:p>16</text:p>
          </table:table-cell>
          <table:table-cell table:formula="of:=IF([.D26]&lt;19;ROUND(RAND()*40+10);IF(AND(18&lt;[.D26];[.D26]&lt;26);ROUND(RAND()*120+50);IF(AND(25&lt;[.D26];[.D26]&lt;46);ROUND(RAND()*500+150);ROUND(RAND()*500+200))))" office:value-type="currency" office:currency="EUR" office:value="568" calcext:value-type="currency">
            <text:p>€ 568,00</text:p>
          </table:table-cell>
          <table:table-cell office:value-type="string" calcext:value-type="string">
            <text:p>EMI</text:p>
          </table:table-cell>
        </table:table-row>
        <table:table-row table:style-name="ro2">
          <table:table-cell table:style-name="ce4" office:value-type="string" calcext:value-type="string">
            <text:p>F</text:p>
          </table:table-cell>
          <table:table-cell table:style-name="ce8" table:formula="of:=TIME(RAND()*9+10;RAND()*60;)" office:value-type="time" office:time-value="PT15H15M09.536688468S" calcext:value-type="time">
            <text:p>15.15.10</text:p>
          </table:table-cell>
          <table:table-cell table:style-name="ce13" office:value-type="date" office:date-value="2019-05-28" calcext:value-type="date">
            <text:p>28/05/19</text:p>
          </table:table-cell>
          <table:table-cell table:style-name="ce18" table:formula="of:=ROUND(RAND()*20+26)" office:value-type="float" office:value="30" calcext:value-type="float">
            <text:p>30</text:p>
          </table:table-cell>
          <table:table-cell table:style-name="ce18" table:formula="of:=IF(RAND()&gt;0.5;&quot;F&quot;;&quot;M&quot;)" office:value-type="string" office:string-value="M" calcext:value-type="string">
            <text:p>M</text:p>
          </table:table-cell>
          <table:table-cell table:style-name="ce18" office:value-type="string" calcext:value-type="string">
            <text:p>UNKOWN</text:p>
          </table:table-cell>
          <table:table-cell table:style-name="ce18" table:formula="of:=IF(RAND()&gt;0.5;&quot;YES&quot;;&quot;NO&quot;)" office:value-type="string" office:string-value="YES" calcext:value-type="string">
            <text:p>YES</text:p>
          </table:table-cell>
          <table:table-cell table:style-name="ce18" table:formula="of:=IF(RAND()&gt;0.5;&quot;YES&quot;;&quot;NO&quot;)" office:value-type="string" office:string-value="YES" calcext:value-type="string">
            <text:p>YES</text:p>
          </table:table-cell>
          <table:table-cell table:style-name="ce4" table:formula="of:=COUNTIF([.$A$2:.A27];[.A27])" office:value-type="float" office:value="3" calcext:value-type="float">
            <text:p>3</text:p>
          </table:table-cell>
          <table:table-cell table:formula="of:=IF([.D27]&lt;19;ROUND(RAND()*40+20);IF(AND(18&lt;[.D27];[.D27]&lt;26);ROUND(RAND()*25+5);IF(AND(25&lt;[.D27];[.D27]&lt;46);ROUND(RAND()*15+3);ROUND(RAND()*50+10))))" office:value-type="float" office:value="13" calcext:value-type="float">
            <text:p>13</text:p>
          </table:table-cell>
          <table:table-cell table:formula="of:=IF([.D27]&lt;19;ROUND(RAND()*40+10);IF(AND(18&lt;[.D27];[.D27]&lt;26);ROUND(RAND()*120+50);IF(AND(25&lt;[.D27];[.D27]&lt;46);ROUND(RAND()*500+150);ROUND(RAND()*500+200))))" office:value-type="currency" office:currency="EUR" office:value="259" calcext:value-type="currency">
            <text:p>€ 259,00</text:p>
          </table:table-cell>
          <table:table-cell table:style-name="ce28" office:value-type="string" calcext:value-type="string">
            <text:p>LUDO</text:p>
          </table:table-cell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8" table:formula="of:=TIME(RAND()*9+10;RAND()*60;)" office:value-type="time" office:time-value="PT13H49M06.114007376S" calcext:value-type="time">
            <text:p>13.49.06</text:p>
          </table:table-cell>
          <table:table-cell table:style-name="ce13" office:value-type="date" office:date-value="2019-05-28" calcext:value-type="date">
            <text:p>28/05/19</text:p>
          </table:table-cell>
          <table:table-cell table:style-name="ce18" table:formula="of:=ROUND(RAND()*20+26)" office:value-type="float" office:value="29" calcext:value-type="float">
            <text:p>29</text:p>
          </table:table-cell>
          <table:table-cell table:style-name="ce18" table:formula="of:=IF(RAND()&gt;0.5;&quot;F&quot;;&quot;M&quot;)" office:value-type="string" office:string-value="F" calcext:value-type="string">
            <text:p>F</text:p>
          </table:table-cell>
          <table:table-cell table:style-name="ce18" office:value-type="string" calcext:value-type="string">
            <text:p>UNKOWN</text:p>
          </table:table-cell>
          <table:table-cell table:style-name="ce18" table:formula="of:=IF(RAND()&gt;0.5;&quot;YES&quot;;&quot;NO&quot;)" office:value-type="string" office:string-value="NO" calcext:value-type="string">
            <text:p>NO</text:p>
          </table:table-cell>
          <table:table-cell table:style-name="ce18" table:formula="of:=IF(RAND()&gt;0.5;&quot;YES&quot;;&quot;NO&quot;)" office:value-type="string" office:string-value="YES" calcext:value-type="string">
            <text:p>YES</text:p>
          </table:table-cell>
          <table:table-cell table:style-name="ce4" table:formula="of:=COUNTIF([.$A$2:.A28];[.A28])" office:value-type="float" office:value="6" calcext:value-type="float">
            <text:p>6</text:p>
          </table:table-cell>
          <table:table-cell table:formula="of:=IF([.D28]&lt;19;ROUND(RAND()*40+20);IF(AND(18&lt;[.D28];[.D28]&lt;26);ROUND(RAND()*25+5);IF(AND(25&lt;[.D28];[.D28]&lt;46);ROUND(RAND()*15+3);ROUND(RAND()*50+10))))" office:value-type="float" office:value="5" calcext:value-type="float">
            <text:p>5</text:p>
          </table:table-cell>
          <table:table-cell table:formula="of:=IF([.D28]&lt;19;ROUND(RAND()*40+10);IF(AND(18&lt;[.D28];[.D28]&lt;26);ROUND(RAND()*120+50);IF(AND(25&lt;[.D28];[.D28]&lt;46);ROUND(RAND()*500+150);ROUND(RAND()*500+200))))" office:value-type="currency" office:currency="EUR" office:value="400" calcext:value-type="currency">
            <text:p>€ 400,00</text:p>
          </table:table-cell>
          <table:table-cell office:value-type="string" calcext:value-type="string">
            <text:p>EMI</text:p>
          </table:table-cell>
        </table:table-row>
        <table:table-row table:style-name="ro2">
          <table:table-cell table:style-name="ce4" office:value-type="string" calcext:value-type="string">
            <text:p>E</text:p>
          </table:table-cell>
          <table:table-cell table:style-name="ce8" table:formula="of:=TIME(RAND()*9+10;RAND()*60;)" office:value-type="time" office:time-value="PT16H36M53.05015925S" calcext:value-type="time">
            <text:p>16.36.53</text:p>
          </table:table-cell>
          <table:table-cell table:style-name="ce13" office:value-type="date" office:date-value="2019-05-28" calcext:value-type="date">
            <text:p>28/05/19</text:p>
          </table:table-cell>
          <table:table-cell table:style-name="ce18" table:formula="of:=ROUND(RAND()*20+26)" office:value-type="float" office:value="27" calcext:value-type="float">
            <text:p>27</text:p>
          </table:table-cell>
          <table:table-cell table:style-name="ce18" table:formula="of:=IF(RAND()&gt;0.5;&quot;F&quot;;&quot;M&quot;)" office:value-type="string" office:string-value="M" calcext:value-type="string">
            <text:p>M</text:p>
          </table:table-cell>
          <table:table-cell table:style-name="ce18" office:value-type="string" calcext:value-type="string">
            <text:p>prada</text:p>
          </table:table-cell>
          <table:table-cell table:style-name="ce18" table:formula="of:=IF(RAND()&gt;0.5;&quot;YES&quot;;&quot;NO&quot;)" office:value-type="string" office:string-value="NO" calcext:value-type="string">
            <text:p>NO</text:p>
          </table:table-cell>
          <table:table-cell table:style-name="ce18" table:formula="of:=IF(RAND()&gt;0.5;&quot;YES&quot;;&quot;NO&quot;)" office:value-type="string" office:string-value="NO" calcext:value-type="string">
            <text:p>NO</text:p>
          </table:table-cell>
          <table:table-cell table:style-name="ce4" table:formula="of:=COUNTIF([.$A$2:.A29];[.A29])" office:value-type="float" office:value="2" calcext:value-type="float">
            <text:p>2</text:p>
          </table:table-cell>
          <table:table-cell table:formula="of:=IF([.D29]&lt;19;ROUND(RAND()*40+20);IF(AND(18&lt;[.D29];[.D29]&lt;26);ROUND(RAND()*25+5);IF(AND(25&lt;[.D29];[.D29]&lt;46);ROUND(RAND()*15+3);ROUND(RAND()*50+10))))" office:value-type="float" office:value="14" calcext:value-type="float">
            <text:p>14</text:p>
          </table:table-cell>
          <table:table-cell table:formula="of:=IF([.D29]&lt;19;ROUND(RAND()*40+10);IF(AND(18&lt;[.D29];[.D29]&lt;26);ROUND(RAND()*120+50);IF(AND(25&lt;[.D29];[.D29]&lt;46);ROUND(RAND()*500+150);ROUND(RAND()*500+200))))" office:value-type="currency" office:currency="EUR" office:value="408" calcext:value-type="currency">
            <text:p>€ 408,00</text:p>
          </table:table-cell>
          <table:table-cell table:style-name="ce28" office:value-type="string" calcext:value-type="string">
            <text:p>LUDO</text:p>
          </table:table-cell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8" table:formula="of:=TIME(RAND()*9+10;RAND()*60;)" office:value-type="time" office:time-value="PT15H08M43.451335856S" calcext:value-type="time">
            <text:p>15.08.43</text:p>
          </table:table-cell>
          <table:table-cell table:style-name="ce13" office:value-type="date" office:date-value="2019-05-28" calcext:value-type="date">
            <text:p>28/05/19</text:p>
          </table:table-cell>
          <table:table-cell table:style-name="ce18" table:formula="of:=ROUND(RAND()*20+26)" office:value-type="float" office:value="26" calcext:value-type="float">
            <text:p>26</text:p>
          </table:table-cell>
          <table:table-cell table:style-name="ce18" table:formula="of:=IF(RAND()&gt;0.5;&quot;F&quot;;&quot;M&quot;)" office:value-type="string" office:string-value="F" calcext:value-type="string">
            <text:p>F</text:p>
          </table:table-cell>
          <table:table-cell table:style-name="ce18" office:value-type="string" calcext:value-type="string">
            <text:p>UNKOWN</text:p>
          </table:table-cell>
          <table:table-cell table:style-name="ce18" table:formula="of:=IF(RAND()&gt;0.5;&quot;YES&quot;;&quot;NO&quot;)" office:value-type="string" office:string-value="NO" calcext:value-type="string">
            <text:p>NO</text:p>
          </table:table-cell>
          <table:table-cell table:style-name="ce18" table:formula="of:=IF(RAND()&gt;0.5;&quot;YES&quot;;&quot;NO&quot;)" office:value-type="string" office:string-value="YES" calcext:value-type="string">
            <text:p>YES</text:p>
          </table:table-cell>
          <table:table-cell table:style-name="ce4" table:formula="of:=COUNTIF([.$A$2:.A30];[.A30])" office:value-type="float" office:value="7" calcext:value-type="float">
            <text:p>7</text:p>
          </table:table-cell>
          <table:table-cell table:formula="of:=IF([.D30]&lt;19;ROUND(RAND()*40+20);IF(AND(18&lt;[.D30];[.D30]&lt;26);ROUND(RAND()*25+5);IF(AND(25&lt;[.D30];[.D30]&lt;46);ROUND(RAND()*15+3);ROUND(RAND()*50+10))))" office:value-type="float" office:value="16" calcext:value-type="float">
            <text:p>16</text:p>
          </table:table-cell>
          <table:table-cell table:formula="of:=IF([.D30]&lt;19;ROUND(RAND()*40+10);IF(AND(18&lt;[.D30];[.D30]&lt;26);ROUND(RAND()*120+50);IF(AND(25&lt;[.D30];[.D30]&lt;46);ROUND(RAND()*500+150);ROUND(RAND()*500+200))))" office:value-type="currency" office:currency="EUR" office:value="328" calcext:value-type="currency">
            <text:p>€ 328,00</text:p>
          </table:table-cell>
          <table:table-cell table:style-name="ce28" office:value-type="string" calcext:value-type="string">
            <text:p>LUDO</text:p>
          </table:table-cell>
        </table:table-row>
        <table:table-row table:style-name="ro2">
          <table:table-cell table:style-name="ce4" office:value-type="string" calcext:value-type="string">
            <text:p>G</text:p>
          </table:table-cell>
          <table:table-cell table:style-name="ce8" table:formula="of:=TIME(RAND()*9+10;RAND()*60;)" office:value-type="time" office:time-value="PT19H05M42.959939103S" calcext:value-type="time">
            <text:p>19.05.43</text:p>
          </table:table-cell>
          <table:table-cell table:style-name="ce13" office:value-type="date" office:date-value="2019-05-28" calcext:value-type="date">
            <text:p>28/05/19</text:p>
          </table:table-cell>
          <table:table-cell table:style-name="ce18" table:formula="of:=ROUND(RAND()*20+26)" office:value-type="float" office:value="35" calcext:value-type="float">
            <text:p>35</text:p>
          </table:table-cell>
          <table:table-cell table:style-name="ce18" table:formula="of:=IF(RAND()&gt;0.5;&quot;F&quot;;&quot;M&quot;)" office:value-type="string" office:string-value="M" calcext:value-type="string">
            <text:p>M</text:p>
          </table:table-cell>
          <table:table-cell table:style-name="ce18" office:value-type="string" calcext:value-type="string">
            <text:p>UNKNOW</text:p>
          </table:table-cell>
          <table:table-cell table:style-name="ce18" table:formula="of:=IF(RAND()&gt;0.5;&quot;YES&quot;;&quot;NO&quot;)" office:value-type="string" office:string-value="YES" calcext:value-type="string">
            <text:p>YES</text:p>
          </table:table-cell>
          <table:table-cell table:style-name="ce18" table:formula="of:=IF(RAND()&gt;0.5;&quot;YES&quot;;&quot;NO&quot;)" office:value-type="string" office:string-value="YES" calcext:value-type="string">
            <text:p>YES</text:p>
          </table:table-cell>
          <table:table-cell table:style-name="ce4" table:formula="of:=COUNTIF([.$A$2:.A31];[.A31])" office:value-type="float" office:value="4" calcext:value-type="float">
            <text:p>4</text:p>
          </table:table-cell>
          <table:table-cell table:formula="of:=IF([.D31]&lt;19;ROUND(RAND()*40+20);IF(AND(18&lt;[.D31];[.D31]&lt;26);ROUND(RAND()*25+5);IF(AND(25&lt;[.D31];[.D31]&lt;46);ROUND(RAND()*15+3);ROUND(RAND()*50+10))))" office:value-type="float" office:value="8" calcext:value-type="float">
            <text:p>8</text:p>
          </table:table-cell>
          <table:table-cell table:formula="of:=IF([.D31]&lt;19;ROUND(RAND()*40+10);IF(AND(18&lt;[.D31];[.D31]&lt;26);ROUND(RAND()*120+50);IF(AND(25&lt;[.D31];[.D31]&lt;46);ROUND(RAND()*500+150);ROUND(RAND()*500+200))))" office:value-type="currency" office:currency="EUR" office:value="231" calcext:value-type="currency">
            <text:p>€ 231,00</text:p>
          </table:table-cell>
          <table:table-cell table:style-name="ce27" office:value-type="string" calcext:value-type="string">
            <text:p>ALEX</text:p>
          </table:table-cell>
        </table:table-row>
        <table:table-row table:style-name="ro2">
          <table:table-cell table:style-name="ce4" office:value-type="string" calcext:value-type="string">
            <text:p>C</text:p>
          </table:table-cell>
          <table:table-cell table:style-name="ce8" table:formula="of:=TIME(RAND()*9+10;RAND()*60;)" office:value-type="time" office:time-value="PT17H19M58.343947282S" calcext:value-type="time">
            <text:p>17.19.58</text:p>
          </table:table-cell>
          <table:table-cell table:style-name="ce13" office:value-type="date" office:date-value="2019-05-28" calcext:value-type="date">
            <text:p>28/05/19</text:p>
          </table:table-cell>
          <table:table-cell table:style-name="ce18" table:formula="of:=ROUND(RAND()*20+26)" office:value-type="float" office:value="41" calcext:value-type="float">
            <text:p>41</text:p>
          </table:table-cell>
          <table:table-cell table:style-name="ce18" table:formula="of:=IF(RAND()&gt;0.5;&quot;F&quot;;&quot;M&quot;)" office:value-type="string" office:string-value="F" calcext:value-type="string">
            <text:p>F</text:p>
          </table:table-cell>
          <table:table-cell table:style-name="ce18" office:value-type="string" calcext:value-type="string">
            <text:p>adidas</text:p>
          </table:table-cell>
          <table:table-cell table:style-name="ce18" table:formula="of:=IF(RAND()&gt;0.5;&quot;YES&quot;;&quot;NO&quot;)" office:value-type="string" office:string-value="YES" calcext:value-type="string">
            <text:p>YES</text:p>
          </table:table-cell>
          <table:table-cell table:style-name="ce18" table:formula="of:=IF(RAND()&gt;0.5;&quot;YES&quot;;&quot;NO&quot;)" office:value-type="string" office:string-value="YES" calcext:value-type="string">
            <text:p>YES</text:p>
          </table:table-cell>
          <table:table-cell table:style-name="ce22" table:formula="of:=COUNTIF([.$A$2:.A32];[.A32])" office:value-type="float" office:value="2" calcext:value-type="float">
            <text:p>2</text:p>
          </table:table-cell>
          <table:table-cell table:formula="of:=IF([.D32]&lt;19;ROUND(RAND()*40+20);IF(AND(18&lt;[.D32];[.D32]&lt;26);ROUND(RAND()*25+5);IF(AND(25&lt;[.D32];[.D32]&lt;46);ROUND(RAND()*15+3);ROUND(RAND()*50+10))))" office:value-type="float" office:value="6" calcext:value-type="float">
            <text:p>6</text:p>
          </table:table-cell>
          <table:table-cell table:formula="of:=IF([.D32]&lt;19;ROUND(RAND()*40+10);IF(AND(18&lt;[.D32];[.D32]&lt;26);ROUND(RAND()*120+50);IF(AND(25&lt;[.D32];[.D32]&lt;46);ROUND(RAND()*500+150);ROUND(RAND()*500+200))))" office:value-type="currency" office:currency="EUR" office:value="521" calcext:value-type="currency">
            <text:p>€ 521,00</text:p>
          </table:table-cell>
          <table:table-cell office:value-type="string" calcext:value-type="string">
            <text:p>EMI</text:p>
          </table:table-cell>
        </table:table-row>
        <table:table-row table:style-name="ro2">
          <table:table-cell table:style-name="ce4" office:value-type="string" calcext:value-type="string">
            <text:p>F</text:p>
          </table:table-cell>
          <table:table-cell table:style-name="ce8" table:formula="of:=TIME(RAND()*9+10;RAND()*60;)" office:value-type="time" office:time-value="PT14H43M34.913056095S" calcext:value-type="time">
            <text:p>14.43.35</text:p>
          </table:table-cell>
          <table:table-cell table:style-name="ce13" office:value-type="date" office:date-value="2019-05-28" calcext:value-type="date">
            <text:p>28/05/19</text:p>
          </table:table-cell>
          <table:table-cell table:style-name="ce18" table:formula="of:=ROUND(RAND()*20+26)" office:value-type="float" office:value="27" calcext:value-type="float">
            <text:p>27</text:p>
          </table:table-cell>
          <table:table-cell table:style-name="ce18" table:formula="of:=IF(RAND()&gt;0.5;&quot;F&quot;;&quot;M&quot;)" office:value-type="string" office:string-value="F" calcext:value-type="string">
            <text:p>F</text:p>
          </table:table-cell>
          <table:table-cell table:style-name="ce18" office:value-type="string" calcext:value-type="string">
            <text:p>rebook</text:p>
          </table:table-cell>
          <table:table-cell table:style-name="ce18" table:formula="of:=IF(RAND()&gt;0.5;&quot;YES&quot;;&quot;NO&quot;)" office:value-type="string" office:string-value="YES" calcext:value-type="string">
            <text:p>YES</text:p>
          </table:table-cell>
          <table:table-cell table:style-name="ce18" table:formula="of:=IF(RAND()&gt;0.5;&quot;YES&quot;;&quot;NO&quot;)" office:value-type="string" office:string-value="YES" calcext:value-type="string">
            <text:p>YES</text:p>
          </table:table-cell>
          <table:table-cell table:style-name="ce4" table:formula="of:=COUNTIF([.$A$2:.A33];[.A33])" office:value-type="float" office:value="4" calcext:value-type="float">
            <text:p>4</text:p>
          </table:table-cell>
          <table:table-cell table:formula="of:=IF([.D33]&lt;19;ROUND(RAND()*40+20);IF(AND(18&lt;[.D33];[.D33]&lt;26);ROUND(RAND()*25+5);IF(AND(25&lt;[.D33];[.D33]&lt;46);ROUND(RAND()*15+3);ROUND(RAND()*50+10))))" office:value-type="float" office:value="16" calcext:value-type="float">
            <text:p>16</text:p>
          </table:table-cell>
          <table:table-cell table:formula="of:=IF([.D33]&lt;19;ROUND(RAND()*40+10);IF(AND(18&lt;[.D33];[.D33]&lt;26);ROUND(RAND()*120+50);IF(AND(25&lt;[.D33];[.D33]&lt;46);ROUND(RAND()*500+150);ROUND(RAND()*500+200))))" office:value-type="currency" office:currency="EUR" office:value="160" calcext:value-type="currency">
            <text:p>€ 160,00</text:p>
          </table:table-cell>
          <table:table-cell table:style-name="ce28" office:value-type="string" calcext:value-type="string">
            <text:p>LUDO</text:p>
          </table:table-cell>
        </table:table-row>
        <table:table-row table:style-name="ro2">
          <table:table-cell table:style-name="ce5" office:value-type="string" calcext:value-type="string">
            <text:p>A</text:p>
          </table:table-cell>
          <table:table-cell table:style-name="ce9" table:formula="of:=TIME(RAND()*9+10;RAND()*60;)" office:value-type="time" office:time-value="PT16H45M42.873359563S" calcext:value-type="time">
            <text:p>16.45.43</text:p>
          </table:table-cell>
          <table:table-cell table:style-name="ce14" office:value-type="date" office:date-value="2019-05-28" calcext:value-type="date">
            <text:p>28/05/19</text:p>
          </table:table-cell>
          <table:table-cell table:style-name="ce19" table:formula="of:=ROUND(RAND()*20+46)" office:value-type="float" office:value="57" calcext:value-type="float">
            <text:p>57</text:p>
          </table:table-cell>
          <table:table-cell table:style-name="ce19" table:formula="of:=IF(RAND()&gt;0.5;&quot;F&quot;;&quot;M&quot;)" office:value-type="string" office:string-value="M" calcext:value-type="string">
            <text:p>M</text:p>
          </table:table-cell>
          <table:table-cell table:style-name="ce19" office:value-type="string" calcext:value-type="string">
            <text:p>nike</text:p>
          </table:table-cell>
          <table:table-cell table:style-name="ce19" table:formula="of:=IF(RAND()&gt;0.5;&quot;YES&quot;;&quot;NO&quot;)" office:value-type="string" office:string-value="NO" calcext:value-type="string">
            <text:p>NO</text:p>
          </table:table-cell>
          <table:table-cell table:style-name="ce19" table:formula="of:=IF(RAND()&gt;0.5;&quot;YES&quot;;&quot;NO&quot;)" office:value-type="string" office:string-value="NO" calcext:value-type="string">
            <text:p>NO</text:p>
          </table:table-cell>
          <table:table-cell table:style-name="ce5" table:formula="of:=COUNTIF([.$A$2:.A34];[.A34])" office:value-type="float" office:value="8" calcext:value-type="float">
            <text:p>8</text:p>
          </table:table-cell>
          <table:table-cell table:formula="of:=IF([.D34]&lt;19;ROUND(RAND()*40+20);IF(AND(18&lt;[.D34];[.D34]&lt;26);ROUND(RAND()*25+5);IF(AND(25&lt;[.D34];[.D34]&lt;46);ROUND(RAND()*15+3);ROUND(RAND()*50+10))))" office:value-type="float" office:value="58" calcext:value-type="float">
            <text:p>58</text:p>
          </table:table-cell>
          <table:table-cell table:formula="of:=IF([.D34]&lt;19;ROUND(RAND()*40+10);IF(AND(18&lt;[.D34];[.D34]&lt;26);ROUND(RAND()*120+50);IF(AND(25&lt;[.D34];[.D34]&lt;46);ROUND(RAND()*500+150);ROUND(RAND()*500+200))))" office:value-type="currency" office:currency="EUR" office:value="584" calcext:value-type="currency">
            <text:p>€ 584,00</text:p>
          </table:table-cell>
          <table:table-cell table:style-name="ce26" office:value-type="string" calcext:value-type="string">
            <text:p>FEDE</text:p>
          </table:table-cell>
        </table:table-row>
        <table:table-row table:style-name="ro2">
          <table:table-cell table:style-name="ce5" office:value-type="string" calcext:value-type="string">
            <text:p>L</text:p>
          </table:table-cell>
          <table:table-cell table:style-name="ce9" table:formula="of:=TIME(RAND()*9+10;RAND()*60;)" office:value-type="time" office:time-value="PT12H37M50.906860487S" calcext:value-type="time">
            <text:p>12.37.51</text:p>
          </table:table-cell>
          <table:table-cell table:style-name="ce14" office:value-type="date" office:date-value="2019-05-28" calcext:value-type="date">
            <text:p>28/05/19</text:p>
          </table:table-cell>
          <table:table-cell table:style-name="ce19" table:formula="of:=ROUND(RAND()*20+46)" office:value-type="float" office:value="59" calcext:value-type="float">
            <text:p>59</text:p>
          </table:table-cell>
          <table:table-cell table:style-name="ce19" table:formula="of:=IF(RAND()&gt;0.5;&quot;F&quot;;&quot;M&quot;)" office:value-type="string" office:string-value="M" calcext:value-type="string">
            <text:p>M</text:p>
          </table:table-cell>
          <table:table-cell table:style-name="ce19" office:value-type="string" calcext:value-type="string">
            <text:p>adidas</text:p>
          </table:table-cell>
          <table:table-cell table:style-name="ce19" table:formula="of:=IF(RAND()&gt;0.5;&quot;YES&quot;;&quot;NO&quot;)" office:value-type="string" office:string-value="YES" calcext:value-type="string">
            <text:p>YES</text:p>
          </table:table-cell>
          <table:table-cell table:style-name="ce19" table:formula="of:=IF(RAND()&gt;0.5;&quot;YES&quot;;&quot;NO&quot;)" office:value-type="string" office:string-value="YES" calcext:value-type="string">
            <text:p>YES</text:p>
          </table:table-cell>
          <table:table-cell table:style-name="ce5" table:formula="of:=COUNTIF([.$A$2:.A35];[.A35])" office:value-type="float" office:value="2" calcext:value-type="float">
            <text:p>2</text:p>
          </table:table-cell>
          <table:table-cell table:formula="of:=IF([.D35]&lt;19;ROUND(RAND()*40+20);IF(AND(18&lt;[.D35];[.D35]&lt;26);ROUND(RAND()*25+5);IF(AND(25&lt;[.D35];[.D35]&lt;46);ROUND(RAND()*15+3);ROUND(RAND()*50+10))))" office:value-type="float" office:value="52" calcext:value-type="float">
            <text:p>52</text:p>
          </table:table-cell>
          <table:table-cell table:formula="of:=IF([.D35]&lt;19;ROUND(RAND()*40+10);IF(AND(18&lt;[.D35];[.D35]&lt;26);ROUND(RAND()*120+50);IF(AND(25&lt;[.D35];[.D35]&lt;46);ROUND(RAND()*500+150);ROUND(RAND()*500+200))))" office:value-type="currency" office:currency="EUR" office:value="630" calcext:value-type="currency">
            <text:p>€ 630,00</text:p>
          </table:table-cell>
          <table:table-cell table:style-name="ce27" office:value-type="string" calcext:value-type="string">
            <text:p>ALEX</text:p>
          </table:table-cell>
        </table:table-row>
        <table:table-row table:style-name="ro2">
          <table:table-cell table:style-name="ce5" office:value-type="string" calcext:value-type="string">
            <text:p>N</text:p>
          </table:table-cell>
          <table:table-cell table:style-name="ce9" table:formula="of:=TIME(RAND()*9+10;RAND()*60;)" office:value-type="time" office:time-value="PT13H01M02.785213703S" calcext:value-type="time">
            <text:p>13.01.03</text:p>
          </table:table-cell>
          <table:table-cell table:style-name="ce14" office:value-type="date" office:date-value="2019-05-28" calcext:value-type="date">
            <text:p>28/05/19</text:p>
          </table:table-cell>
          <table:table-cell table:style-name="ce19" table:formula="of:=ROUND(RAND()*20+46)" office:value-type="float" office:value="47" calcext:value-type="float">
            <text:p>47</text:p>
          </table:table-cell>
          <table:table-cell table:style-name="ce19" table:formula="of:=IF(RAND()&gt;0.5;&quot;F&quot;;&quot;M&quot;)" office:value-type="string" office:string-value="M" calcext:value-type="string">
            <text:p>M</text:p>
          </table:table-cell>
          <table:table-cell table:style-name="ce19" office:value-type="string" calcext:value-type="string">
            <text:p>UNKOWN</text:p>
          </table:table-cell>
          <table:table-cell table:style-name="ce19" table:formula="of:=IF(RAND()&gt;0.5;&quot;YES&quot;;&quot;NO&quot;)" office:value-type="string" office:string-value="YES" calcext:value-type="string">
            <text:p>YES</text:p>
          </table:table-cell>
          <table:table-cell table:style-name="ce19" table:formula="of:=IF(RAND()&gt;0.5;&quot;YES&quot;;&quot;NO&quot;)" office:value-type="string" office:string-value="YES" calcext:value-type="string">
            <text:p>YES</text:p>
          </table:table-cell>
          <table:table-cell table:style-name="ce5" table:formula="of:=COUNTIF([.$A$2:.A36];[.A36])" office:value-type="float" office:value="2" calcext:value-type="float">
            <text:p>2</text:p>
          </table:table-cell>
          <table:table-cell table:formula="of:=IF([.D36]&lt;19;ROUND(RAND()*40+20);IF(AND(18&lt;[.D36];[.D36]&lt;26);ROUND(RAND()*25+5);IF(AND(25&lt;[.D36];[.D36]&lt;46);ROUND(RAND()*15+3);ROUND(RAND()*50+10))))" office:value-type="float" office:value="39" calcext:value-type="float">
            <text:p>39</text:p>
          </table:table-cell>
          <table:table-cell table:formula="of:=IF([.D36]&lt;19;ROUND(RAND()*40+10);IF(AND(18&lt;[.D36];[.D36]&lt;26);ROUND(RAND()*120+50);IF(AND(25&lt;[.D36];[.D36]&lt;46);ROUND(RAND()*500+150);ROUND(RAND()*500+200))))" office:value-type="currency" office:currency="EUR" office:value="433" calcext:value-type="currency">
            <text:p>€ 433,00</text:p>
          </table:table-cell>
          <table:table-cell table:style-name="ce26" office:value-type="string" calcext:value-type="string">
            <text:p>FEDE</text:p>
          </table:table-cell>
        </table:table-row>
        <table:table-row table:style-name="ro2">
          <table:table-cell table:style-name="ce5" office:value-type="string" calcext:value-type="string">
            <text:p>G</text:p>
          </table:table-cell>
          <table:table-cell table:style-name="ce9" table:formula="of:=TIME(RAND()*9+10;RAND()*60;)" office:value-type="time" office:time-value="PT11H53M43.617905291S" calcext:value-type="time">
            <text:p>11.53.44</text:p>
          </table:table-cell>
          <table:table-cell table:style-name="ce14" office:value-type="date" office:date-value="2019-05-28" calcext:value-type="date">
            <text:p>28/05/19</text:p>
          </table:table-cell>
          <table:table-cell table:style-name="ce19" table:formula="of:=ROUND(RAND()*20+46)" office:value-type="float" office:value="59" calcext:value-type="float">
            <text:p>59</text:p>
          </table:table-cell>
          <table:table-cell table:style-name="ce19" table:formula="of:=IF(RAND()&gt;0.5;&quot;F&quot;;&quot;M&quot;)" office:value-type="string" office:string-value="F" calcext:value-type="string">
            <text:p>F</text:p>
          </table:table-cell>
          <table:table-cell table:style-name="ce19" office:value-type="string" calcext:value-type="string">
            <text:p>prada</text:p>
          </table:table-cell>
          <table:table-cell table:style-name="ce19" table:formula="of:=IF(RAND()&gt;0.5;&quot;YES&quot;;&quot;NO&quot;)" office:value-type="string" office:string-value="NO" calcext:value-type="string">
            <text:p>NO</text:p>
          </table:table-cell>
          <table:table-cell table:style-name="ce19" table:formula="of:=IF(RAND()&gt;0.5;&quot;YES&quot;;&quot;NO&quot;)" office:value-type="string" office:string-value="NO" calcext:value-type="string">
            <text:p>NO</text:p>
          </table:table-cell>
          <table:table-cell table:style-name="ce5" table:formula="of:=COUNTIF([.$A$2:.A37];[.A37])" office:value-type="float" office:value="5" calcext:value-type="float">
            <text:p>5</text:p>
          </table:table-cell>
          <table:table-cell table:formula="of:=IF([.D37]&lt;19;ROUND(RAND()*40+20);IF(AND(18&lt;[.D37];[.D37]&lt;26);ROUND(RAND()*25+5);IF(AND(25&lt;[.D37];[.D37]&lt;46);ROUND(RAND()*15+3);ROUND(RAND()*50+10))))" office:value-type="float" office:value="21" calcext:value-type="float">
            <text:p>21</text:p>
          </table:table-cell>
          <table:table-cell table:formula="of:=IF([.D37]&lt;19;ROUND(RAND()*40+10);IF(AND(18&lt;[.D37];[.D37]&lt;26);ROUND(RAND()*120+50);IF(AND(25&lt;[.D37];[.D37]&lt;46);ROUND(RAND()*500+150);ROUND(RAND()*500+200))))" office:value-type="currency" office:currency="EUR" office:value="682" calcext:value-type="currency">
            <text:p>€ 682,00</text:p>
          </table:table-cell>
          <table:table-cell table:style-name="ce26" office:value-type="string" calcext:value-type="string">
            <text:p>FEDE</text:p>
          </table:table-cell>
        </table:table-row>
        <table:table-row table:style-name="ro2">
          <table:table-cell table:style-name="ce5" office:value-type="string" calcext:value-type="string">
            <text:p>G</text:p>
          </table:table-cell>
          <table:table-cell table:style-name="ce9" table:formula="of:=TIME(RAND()*9+10;RAND()*60;)" office:value-type="time" office:time-value="PT17H55M20.019802748S" calcext:value-type="time">
            <text:p>17.55.20</text:p>
          </table:table-cell>
          <table:table-cell table:style-name="ce14" office:value-type="date" office:date-value="2019-05-28" calcext:value-type="date">
            <text:p>28/05/19</text:p>
          </table:table-cell>
          <table:table-cell table:style-name="ce19" table:formula="of:=ROUND(RAND()*20+46)" office:value-type="float" office:value="64" calcext:value-type="float">
            <text:p>64</text:p>
          </table:table-cell>
          <table:table-cell table:style-name="ce19" table:formula="of:=IF(RAND()&gt;0.5;&quot;F&quot;;&quot;M&quot;)" office:value-type="string" office:string-value="F" calcext:value-type="string">
            <text:p>F</text:p>
          </table:table-cell>
          <table:table-cell table:style-name="ce19" office:value-type="string" calcext:value-type="string">
            <text:p>nike</text:p>
          </table:table-cell>
          <table:table-cell table:style-name="ce19" table:formula="of:=IF(RAND()&gt;0.5;&quot;YES&quot;;&quot;NO&quot;)" office:value-type="string" office:string-value="NO" calcext:value-type="string">
            <text:p>NO</text:p>
          </table:table-cell>
          <table:table-cell table:style-name="ce19" table:formula="of:=IF(RAND()&gt;0.5;&quot;YES&quot;;&quot;NO&quot;)" office:value-type="string" office:string-value="NO" calcext:value-type="string">
            <text:p>NO</text:p>
          </table:table-cell>
          <table:table-cell table:style-name="ce5" table:formula="of:=COUNTIF([.$A$2:.A38];[.A38])" office:value-type="float" office:value="6" calcext:value-type="float">
            <text:p>6</text:p>
          </table:table-cell>
          <table:table-cell table:formula="of:=IF([.D38]&lt;19;ROUND(RAND()*40+20);IF(AND(18&lt;[.D38];[.D38]&lt;26);ROUND(RAND()*25+5);IF(AND(25&lt;[.D38];[.D38]&lt;46);ROUND(RAND()*15+3);ROUND(RAND()*50+10))))" office:value-type="float" office:value="34" calcext:value-type="float">
            <text:p>34</text:p>
          </table:table-cell>
          <table:table-cell table:formula="of:=IF([.D38]&lt;19;ROUND(RAND()*40+10);IF(AND(18&lt;[.D38];[.D38]&lt;26);ROUND(RAND()*120+50);IF(AND(25&lt;[.D38];[.D38]&lt;46);ROUND(RAND()*500+150);ROUND(RAND()*500+200))))" office:value-type="currency" office:currency="EUR" office:value="287" calcext:value-type="currency">
            <text:p>€ 287,00</text:p>
          </table:table-cell>
          <table:table-cell table:style-name="ce27" office:value-type="string" calcext:value-type="string">
            <text:p>ALEX</text:p>
          </table:table-cell>
        </table:table-row>
        <table:table-row table:style-name="ro2">
          <table:table-cell table:style-name="ce5" office:value-type="string" calcext:value-type="string">
            <text:p>M</text:p>
          </table:table-cell>
          <table:table-cell table:style-name="ce9" table:formula="of:=TIME(RAND()*9+10;RAND()*60;)" office:value-type="time" office:time-value="PT11H32M12.520029308S" calcext:value-type="time">
            <text:p>11.32.13</text:p>
          </table:table-cell>
          <table:table-cell table:style-name="ce14" office:value-type="date" office:date-value="2019-05-28" calcext:value-type="date">
            <text:p>28/05/19</text:p>
          </table:table-cell>
          <table:table-cell table:style-name="ce19" table:formula="of:=ROUND(RAND()*20+46)" office:value-type="float" office:value="48" calcext:value-type="float">
            <text:p>48</text:p>
          </table:table-cell>
          <table:table-cell table:style-name="ce19" table:formula="of:=IF(RAND()&gt;0.5;&quot;F&quot;;&quot;M&quot;)" office:value-type="string" office:string-value="M" calcext:value-type="string">
            <text:p>M</text:p>
          </table:table-cell>
          <table:table-cell table:style-name="ce19" office:value-type="string" calcext:value-type="string">
            <text:p>champions</text:p>
          </table:table-cell>
          <table:table-cell table:style-name="ce19" table:formula="of:=IF(RAND()&gt;0.5;&quot;YES&quot;;&quot;NO&quot;)" office:value-type="string" office:string-value="YES" calcext:value-type="string">
            <text:p>YES</text:p>
          </table:table-cell>
          <table:table-cell table:style-name="ce19" table:formula="of:=IF(RAND()&gt;0.5;&quot;YES&quot;;&quot;NO&quot;)" office:value-type="string" office:string-value="YES" calcext:value-type="string">
            <text:p>YES</text:p>
          </table:table-cell>
          <table:table-cell table:style-name="ce5" table:formula="of:=COUNTIF([.$A$2:.A39];[.A39])" office:value-type="float" office:value="2" calcext:value-type="float">
            <text:p>2</text:p>
          </table:table-cell>
          <table:table-cell table:formula="of:=IF([.D39]&lt;19;ROUND(RAND()*40+20);IF(AND(18&lt;[.D39];[.D39]&lt;26);ROUND(RAND()*25+5);IF(AND(25&lt;[.D39];[.D39]&lt;46);ROUND(RAND()*15+3);ROUND(RAND()*50+10))))" office:value-type="float" office:value="42" calcext:value-type="float">
            <text:p>42</text:p>
          </table:table-cell>
          <table:table-cell table:formula="of:=IF([.D39]&lt;19;ROUND(RAND()*40+10);IF(AND(18&lt;[.D39];[.D39]&lt;26);ROUND(RAND()*120+50);IF(AND(25&lt;[.D39];[.D39]&lt;46);ROUND(RAND()*500+150);ROUND(RAND()*500+200))))" office:value-type="currency" office:currency="EUR" office:value="347" calcext:value-type="currency">
            <text:p>€ 347,00</text:p>
          </table:table-cell>
          <table:table-cell table:style-name="ce26" office:value-type="string" calcext:value-type="string">
            <text:p>FEDE</text:p>
          </table:table-cell>
        </table:table-row>
        <table:table-row table:style-name="ro2">
          <table:table-cell table:style-name="Default" office:value-type="string" calcext:value-type="string">
            <text:p>M</text:p>
          </table:table-cell>
          <table:table-cell table:style-name="ce10" table:formula="of:=TIME(RAND()*9+10;RAND()*60;)" office:value-type="time" office:time-value="PT12H44M03.385470811S" calcext:value-type="time">
            <text:p>12.44.03</text:p>
          </table:table-cell>
          <table:table-cell table:style-name="ce15" office:value-type="date" office:date-value="2019-05-28" calcext:value-type="date">
            <text:p>28/05/19</text:p>
          </table:table-cell>
          <table:table-cell table:style-name="ce20" table:formula="of:=ROUND(RAND()*10+65)" office:value-type="float" office:value="66" calcext:value-type="float">
            <text:p>66</text:p>
          </table:table-cell>
          <table:table-cell table:style-name="ce20" table:formula="of:=IF(RAND()&gt;0.5;&quot;F&quot;;&quot;M&quot;)" office:value-type="string" office:string-value="F" calcext:value-type="string">
            <text:p>F</text:p>
          </table:table-cell>
          <table:table-cell table:style-name="ce20" office:value-type="string" calcext:value-type="string">
            <text:p>champions</text:p>
          </table:table-cell>
          <table:table-cell table:style-name="ce20" table:formula="of:=IF(RAND()&gt;0.5;&quot;YES&quot;;&quot;NO&quot;)" office:value-type="string" office:string-value="NO" calcext:value-type="string">
            <text:p>NO</text:p>
          </table:table-cell>
          <table:table-cell table:style-name="ce20" table:formula="of:=IF(RAND()&gt;0.5;&quot;YES&quot;;&quot;NO&quot;)" office:value-type="string" office:string-value="NO" calcext:value-type="string">
            <text:p>NO</text:p>
          </table:table-cell>
          <table:table-cell table:style-name="Default" table:formula="of:=COUNTIF([.$A$2:.A40];[.A40])" office:value-type="float" office:value="3" calcext:value-type="float">
            <text:p>3</text:p>
          </table:table-cell>
          <table:table-cell table:formula="of:=IF([.D40]&lt;19;ROUND(RAND()*40+20);IF(AND(18&lt;[.D40];[.D40]&lt;26);ROUND(RAND()*25+5);IF(AND(25&lt;[.D40];[.D40]&lt;46);ROUND(RAND()*15+3);ROUND(RAND()*50+10))))" office:value-type="float" office:value="46" calcext:value-type="float">
            <text:p>46</text:p>
          </table:table-cell>
          <table:table-cell table:formula="of:=IF([.D40]&lt;19;ROUND(RAND()*40+10);IF(AND(18&lt;[.D40];[.D40]&lt;26);ROUND(RAND()*120+50);IF(AND(25&lt;[.D40];[.D40]&lt;46);ROUND(RAND()*500+150);ROUND(RAND()*500+200))))" office:value-type="currency" office:currency="EUR" office:value="630" calcext:value-type="currency">
            <text:p>€ 630,00</text:p>
          </table:table-cell>
          <table:table-cell table:style-name="ce26" office:value-type="string" calcext:value-type="string">
            <text:p>FEDE</text:p>
          </table:table-cell>
        </table:table-row>
        <table:table-row table:style-name="ro2">
          <table:table-cell table:style-name="Default" office:value-type="string" calcext:value-type="string">
            <text:p>N</text:p>
          </table:table-cell>
          <table:table-cell table:style-name="ce10" table:formula="of:=TIME(RAND()*9+10;RAND()*60;)" office:value-type="time" office:time-value="PT15H53M14.796927629S" calcext:value-type="time">
            <text:p>15.53.15</text:p>
          </table:table-cell>
          <table:table-cell table:style-name="ce15" office:value-type="date" office:date-value="2019-05-28" calcext:value-type="date">
            <text:p>28/05/19</text:p>
          </table:table-cell>
          <table:table-cell table:style-name="ce20" table:formula="of:=ROUND(RAND()*10+64)" office:value-type="float" office:value="66" calcext:value-type="float">
            <text:p>66</text:p>
          </table:table-cell>
          <table:table-cell table:style-name="ce20" table:formula="of:=IF(RAND()&gt;0.5;&quot;F&quot;;&quot;M&quot;)" office:value-type="string" office:string-value="F" calcext:value-type="string">
            <text:p>F</text:p>
          </table:table-cell>
          <table:table-cell table:style-name="ce20" office:value-type="string" calcext:value-type="string">
            <text:p>UNKOWN</text:p>
          </table:table-cell>
          <table:table-cell table:style-name="ce20" table:formula="of:=IF(RAND()&gt;0.5;&quot;YES&quot;;&quot;NO&quot;)" office:value-type="string" office:string-value="YES" calcext:value-type="string">
            <text:p>YES</text:p>
          </table:table-cell>
          <table:table-cell table:style-name="ce20" table:formula="of:=IF(RAND()&gt;0.5;&quot;YES&quot;;&quot;NO&quot;)" office:value-type="string" office:string-value="NO" calcext:value-type="string">
            <text:p>NO</text:p>
          </table:table-cell>
          <table:table-cell table:style-name="Default" table:formula="of:=COUNTIF([.$A$2:.A41];[.A41])" office:value-type="float" office:value="3" calcext:value-type="float">
            <text:p>3</text:p>
          </table:table-cell>
          <table:table-cell table:formula="of:=IF([.D41]&lt;19;ROUND(RAND()*40+20);IF(AND(18&lt;[.D41];[.D41]&lt;26);ROUND(RAND()*25+5);IF(AND(25&lt;[.D41];[.D41]&lt;46);ROUND(RAND()*15+3);ROUND(RAND()*50+10))))" office:value-type="float" office:value="28" calcext:value-type="float">
            <text:p>28</text:p>
          </table:table-cell>
          <table:table-cell table:formula="of:=IF([.D41]&lt;19;ROUND(RAND()*40+10);IF(AND(18&lt;[.D41];[.D41]&lt;26);ROUND(RAND()*120+50);IF(AND(25&lt;[.D41];[.D41]&lt;46);ROUND(RAND()*500+150);ROUND(RAND()*500+200))))" office:value-type="currency" office:currency="EUR" office:value="497" calcext:value-type="currency">
            <text:p>€ 497,00</text:p>
          </table:table-cell>
          <table:table-cell table:style-name="ce26" office:value-type="string" calcext:value-type="string">
            <text:p>FEDE</text:p>
          </table:table-cell>
        </table:table-row>
      </table:table>
      <table:named-expressions/>
      <table:database-ranges>
        <table:database-range table:name="__Anonymous_Sheet_DB__0" table:target-range-address="Sheet1.A1:Sheet1.K41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8">00/00/0000</text:date>, <text:time style:data-style-name="N2" text:time-value="16:27:11.096182234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5T16:44:38.972098379</meta:creation-date>
    <dc:date>2019-05-28T20:41:51.767460758</dc:date>
    <meta:editing-duration>PT1H54M57S</meta:editing-duration>
    <meta:editing-cycles>11</meta:editing-cycles>
    <meta:generator>LibreOffice/5.1.6.2$Linux_X86_64 LibreOffice_project/10m0$Build-2</meta:generator>
    <meta:document-statistic meta:table-count="1" meta:cell-count="492" meta:object-count="0"/>
  </office:meta>
</office:document-meta>
</file>